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Bulgarien</text:p>
          </table:table-cell>
          <table:table-cell office:value-type="string">
            <text:p>Luxemburg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Niederlande</text:p>
          </table:table-cell>
          <table:table-cell table:number-columns-repeated="2"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eissrussland</text:p>
          </table:table-cell>
          <table:table-cell office:value-type="string">
            <text:p>Frankreich</text:p>
          </table:table-cell>
          <table:table-cell table:number-columns-repeated="2"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Weissrusslan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Bulgarie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Schwed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Frankreic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Bulgari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eissrussland</text:p>
          </table:table-cell>
          <table:table-cell office:value-type="string">
            <text:p>Luxemburg</text:p>
          </table:table-cell>
          <table:table-cell table:number-columns-repeated="2"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Schwed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ulgarien</text:p>
          </table:table-cell>
          <table:table-cell office:value-type="string">
            <text:p>Weissruss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Niederland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Weissrusslan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ulgarien</text:p>
          </table:table-cell>
          <table:table-cell office:value-type="string">
            <text:p>Niederland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Frankrei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Luxembur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Frankreic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eissrussland</text:p>
          </table:table-cell>
          <table:table-cell office:value-type="string">
            <text:p>Bulgar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Niederland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ulgarien</text:p>
          </table:table-cell>
          <table:table-cell office:value-type="string">
            <text:p>Schwed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Weissruss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Bulgari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eissrussland</text:p>
          </table:table-cell>
          <table:table-cell office:value-type="string">
            <text:p>Schwed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Luxemburg</text:p>
          </table:table-cell>
          <table:table-cell table:number-columns-repeated="2"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Luxemburg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ulgarien</text:p>
          </table:table-cell>
          <table:table-cell office:value-type="string">
            <text:p>Frankreic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eissrussland</text:p>
          </table:table-cell>
          <table:table-cell office:value-type="string">
            <text:p>Niederland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Schwed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Weissrussla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Bulgar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aeroeer</text:p>
          </table:table-cell>
          <table:table-cell office:value-type="string">
            <text:p>Ungarn</text:p>
          </table:table-cell>
          <table:table-cell table:number-columns-repeated="2"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Lett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Andorra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Schweiz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ettland</text:p>
          </table:table-cell>
          <table:table-cell office:value-type="string">
            <text:p>Faeroe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aeroeer</text:p>
          </table:table-cell>
          <table:table-cell office:value-type="string">
            <text:p>Portuga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ettland</text:p>
          </table:table-cell>
          <table:table-cell office:value-type="string">
            <text:p>Ungar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Schweiz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Andorr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iz</text:p>
          </table:table-cell>
          <table:table-cell office:value-type="string">
            <text:p>Faeroe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Lettlan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iz</text:p>
          </table:table-cell>
          <table:table-cell office:value-type="string">
            <text:p>Lett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Faeroeer</text:p>
          </table:table-cell>
          <table:table-cell table:number-columns-repeated="2"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Ungar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aeroeer</text:p>
          </table:table-cell>
          <table:table-cell office:value-type="string">
            <text:p>Schweiz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ettland</text:p>
          </table:table-cell>
          <table:table-cell office:value-type="string">
            <text:p>Portuga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Ungar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Faeroe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iz</text:p>
          </table:table-cell>
          <table:table-cell office:value-type="string">
            <text:p>Andorr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Lettlan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aeroeer</text:p>
          </table:table-cell>
          <table:table-cell office:value-type="string">
            <text:p>Andor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ettland</text:p>
          </table:table-cell>
          <table:table-cell office:value-type="string">
            <text:p>Schweiz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Portug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aeroeer</text:p>
          </table:table-cell>
          <table:table-cell office:value-type="string">
            <text:p>Lett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Portuga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iz</text:p>
          </table:table-cell>
          <table:table-cell office:value-type="string">
            <text:p>Ungar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Schweiz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Faeroe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ettland</text:p>
          </table:table-cell>
          <table:table-cell office:value-type="string">
            <text:p>Andorr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Aserbaidsch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Nordir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Deutschlan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serbaidschan</text:p>
          </table:table-cell>
          <table:table-cell office:value-type="string">
            <text:p>Norweg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Tschechi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dirland</text:p>
          </table:table-cell>
          <table:table-cell office:value-type="string">
            <text:p>San Marin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Nordir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Aserbaidschan</text:p>
          </table:table-cell>
          <table:table-cell table:number-columns-repeated="2"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San Marin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Norweg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dirland</text:p>
          </table:table-cell>
          <table:table-cell office:value-type="string">
            <text:p>Aserbaidsch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Deutschland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serbaidschan</text:p>
          </table:table-cell>
          <table:table-cell office:value-type="string">
            <text:p>Deutschlan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Tschechie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dirland</text:p>
          </table:table-cell>
          <table:table-cell office:value-type="string">
            <text:p>Norweg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serbaidschan</text:p>
          </table:table-cell>
          <table:table-cell office:value-type="string">
            <text:p>Nordir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San Marino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Tschech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Deutsch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Aserbaidscha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Nordirlan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serbaidschan</text:p>
          </table:table-cell>
          <table:table-cell office:value-type="string">
            <text:p>San Marino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Norwege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dirland</text:p>
          </table:table-cell>
          <table:table-cell office:value-type="string">
            <text:p>Tschech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Norwege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dirland</text:p>
          </table:table-cell>
          <table:table-cell office:value-type="string">
            <text:p>Deutschlan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Aserbaidscha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San Marin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Nordir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eorgien</text:p>
          </table:table-cell>
          <table:table-cell office:value-type="string">
            <text:p>Oesterrei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Moldawie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erbien</text:p>
          </table:table-cell>
          <table:table-cell office:value-type="string">
            <text:p>Irland</text:p>
          </table:table-cell>
          <table:table-cell table:number-columns-repeated="2"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Wales</text:p>
          </table:table-cell>
          <table:table-cell table:number-columns-repeated="2"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Georg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ldawien</text:p>
          </table:table-cell>
          <table:table-cell office:value-type="string">
            <text:p>Serbi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Georg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erbien</text:p>
          </table:table-cell>
          <table:table-cell office:value-type="string">
            <text:p>Oesterreic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ldawien</text:p>
          </table:table-cell>
          <table:table-cell office:value-type="string">
            <text:p>Irlan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Ir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eorgien</text:p>
          </table:table-cell>
          <table:table-cell office:value-type="string">
            <text:p>Moldaw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Serb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eorgien</text:p>
          </table:table-cell>
          <table:table-cell office:value-type="string">
            <text:p>Serbi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Moldaw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Wales</text:p>
          </table:table-cell>
          <table:table-cell table:number-columns-repeated="2"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Oesterreich</text:p>
          </table:table-cell>
          <table:table-cell table:number-columns-repeated="2"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ldawien</text:p>
          </table:table-cell>
          <table:table-cell office:value-type="string">
            <text:p>Georgien</text:p>
          </table:table-cell>
          <table:table-cell table:number-columns-repeated="2"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erbien</text:p>
          </table:table-cell>
          <table:table-cell office:value-type="string">
            <text:p>Wales</text:p>
          </table:table-cell>
          <table:table-cell table:number-columns-repeated="2"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erbien</text:p>
          </table:table-cell>
          <table:table-cell office:value-type="string">
            <text:p>Moldawi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eorgien</text:p>
          </table:table-cell>
          <table:table-cell office:value-type="string">
            <text:p>Ir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Georg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Serb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ldawien</text:p>
          </table:table-cell>
          <table:table-cell office:value-type="string">
            <text:p>Wal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eorgien</text:p>
          </table:table-cell>
          <table:table-cell office:value-type="string">
            <text:p>Wal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Serbi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Moldaw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Ir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erbien</text:p>
          </table:table-cell>
          <table:table-cell office:value-type="string">
            <text:p>Georg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ldawien</text:p>
          </table:table-cell>
          <table:table-cell office:value-type="string">
            <text:p>Oesterreic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Armen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asachstan</text:p>
          </table:table-cell>
          <table:table-cell office:value-type="string">
            <text:p>Polen</text:p>
          </table:table-cell>
          <table:table-cell table:number-columns-repeated="2"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Montenegro</text:p>
          </table:table-cell>
          <table:table-cell table:number-columns-repeated="2"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Kasachst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rmenien</text:p>
          </table:table-cell>
          <table:table-cell office:value-type="string">
            <text:p>Rumaenie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Daenemar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asachstan</text:p>
          </table:table-cell>
          <table:table-cell office:value-type="string">
            <text:p>Rumaen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Monteneg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Armen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rmenien</text:p>
          </table:table-cell>
          <table:table-cell office:value-type="string">
            <text:p>Montenegr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Pol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Kasachst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rmenien</text:p>
          </table:table-cell>
          <table:table-cell office:value-type="string">
            <text:p>Kasachsta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Daenemark</text:p>
          </table:table-cell>
          <table:table-cell table:number-columns-repeated="2"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Pol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asachstan</text:p>
          </table:table-cell>
          <table:table-cell office:value-type="string">
            <text:p>Daenemar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Rumaeni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Armenie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asachstan</text:p>
          </table:table-cell>
          <table:table-cell office:value-type="string">
            <text:p>Montenegr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Armen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Pole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rmenien</text:p>
          </table:table-cell>
          <table:table-cell office:value-type="string">
            <text:p>Daenemar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Kasachsta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Rumaen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rmenien</text:p>
          </table:table-cell>
          <table:table-cell office:value-type="string">
            <text:p>Pole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Kasachst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Daenemar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Rumaen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Montenegro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asachstan</text:p>
          </table:table-cell>
          <table:table-cell office:value-type="string">
            <text:p>Armen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Eng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tauen</text:p>
          </table:table-cell>
          <table:table-cell office:value-type="string">
            <text:p>Slowenien</text:p>
          </table:table-cell>
          <table:table-cell table:number-columns-repeated="2"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Schottlan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Malt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ottland</text:p>
          </table:table-cell>
          <table:table-cell office:value-type="string">
            <text:p>Litau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enien</text:p>
          </table:table-cell>
          <table:table-cell office:value-type="string">
            <text:p>Slowake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Schottlan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enien</text:p>
          </table:table-cell>
          <table:table-cell office:value-type="string">
            <text:p>Eng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tauen</text:p>
          </table:table-cell>
          <table:table-cell office:value-type="string">
            <text:p>Malt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Schottlan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Litaue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Slowen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Litau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ottland</text:p>
          </table:table-cell>
          <table:table-cell office:value-type="string">
            <text:p>Slowen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Slowakei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enien</text:p>
          </table:table-cell>
          <table:table-cell office:value-type="string">
            <text:p>Malt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ottland</text:p>
          </table:table-cell>
          <table:table-cell office:value-type="string">
            <text:p>England</text:p>
          </table:table-cell>
          <table:table-cell table:number-columns-repeated="2"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tauen</text:p>
          </table:table-cell>
          <table:table-cell office:value-type="string">
            <text:p>Slowake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Slowen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tauen</text:p>
          </table:table-cell>
          <table:table-cell office:value-type="string">
            <text:p>Schottlan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Englan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Slowake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ottland</text:p>
          </table:table-cell>
          <table:table-cell office:value-type="string">
            <text:p>Malt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enien</text:p>
          </table:table-cell>
          <table:table-cell office:value-type="string">
            <text:p>Litaue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Slowen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ottland</text:p>
          </table:table-cell>
          <table:table-cell office:value-type="string">
            <text:p>Slowake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Litau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Malt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enien</text:p>
          </table:table-cell>
          <table:table-cell office:value-type="string">
            <text:p>Schottland</text:p>
          </table:table-cell>
          <table:table-cell table:number-columns-repeated="2"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tauen</text:p>
          </table:table-cell>
          <table:table-cell office:value-type="string">
            <text:p>Eng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Liechtenstein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Itali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Mazedon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Span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Isra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Alban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Liechtenste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Itali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Span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Mazedonie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Israe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Itali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Israe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Alban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azedoni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Liechtenstei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Albani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Span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Liechtenstei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Mazedon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Israe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Alban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Spanie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Albani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Mazedon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Israe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Ital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Span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Liechtenstei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Griechenlan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osnien-Herzegowina</text:p>
          </table:table-cell>
          <table:table-cell office:value-type="string">
            <text:p>Estland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Zypern</text:p>
          </table:table-cell>
          <table:table-cell office:value-type="string">
            <text:p>Belgi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Gibralta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Bosnien-Herzegowin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Zyper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Belgie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osnien-Herzegowina</text:p>
          </table:table-cell>
          <table:table-cell office:value-type="string">
            <text:p>Zyper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Griechenlan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Zypern</text:p>
          </table:table-cell>
          <table:table-cell office:value-type="string">
            <text:p>Gibralta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Estland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Bosnien-Herzegowina</text:p>
          </table:table-cell>
          <table:table-cell table:number-columns-repeated="2"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osnien-Herzegowina</text:p>
          </table:table-cell>
          <table:table-cell office:value-type="string">
            <text:p>Gibralta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Zypern</text:p>
          </table:table-cell>
          <table:table-cell office:value-type="string">
            <text:p>Est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Griechen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Zyper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osnien-Herzegowina</text:p>
          </table:table-cell>
          <table:table-cell office:value-type="string">
            <text:p>Griechen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Belg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Est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Zypern</text:p>
          </table:table-cell>
          <table:table-cell office:value-type="string">
            <text:p>Bosnien-Herzegowin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Gibraltar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Zyper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Belg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Bosnien-Herzegowi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osnien-Herzegowina</text:p>
          </table:table-cell>
          <table:table-cell office:value-type="string">
            <text:p>Belgie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Estlan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Zypern</text:p>
          </table:table-cell>
          <table:table-cell office:value-type="string">
            <text:p>Griechen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Zyper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Bosnien-Herzegowin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Gibralta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roatien</text:p>
          </table:table-cell>
          <table:table-cell office:value-type="string">
            <text:p>Tuerkei</text:p>
          </table:table-cell>
          <table:table-cell table:number-columns-repeated="2"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Is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innland</text:p>
          </table:table-cell>
          <table:table-cell office:value-type="string">
            <text:p>Kosovo</text:p>
          </table:table-cell>
          <table:table-cell table:number-columns-repeated="2"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land</text:p>
          </table:table-cell>
          <table:table-cell office:value-type="string">
            <text:p>Finnlan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osovo</text:p>
          </table:table-cell>
          <table:table-cell office:value-type="string">
            <text:p>Kroatie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Kosov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innland</text:p>
          </table:table-cell>
          <table:table-cell office:value-type="string">
            <text:p>Kroat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land</text:p>
          </table:table-cell>
          <table:table-cell office:value-type="string">
            <text:p>Tuerkei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Kosov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roatien</text:p>
          </table:table-cell>
          <table:table-cell office:value-type="string">
            <text:p>Is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Finn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Finn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osovo</text:p>
          </table:table-cell>
          <table:table-cell office:value-type="string">
            <text:p>Is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roatien</text:p>
          </table:table-cell>
          <table:table-cell office:value-type="string">
            <text:p>Ukrain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innland</text:p>
          </table:table-cell>
          <table:table-cell office:value-type="string">
            <text:p>Ukrai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land</text:p>
          </table:table-cell>
          <table:table-cell office:value-type="string">
            <text:p>Kroat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osovo</text:p>
          </table:table-cell>
          <table:table-cell office:value-type="string">
            <text:p>Tuerkei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innland</text:p>
          </table:table-cell>
          <table:table-cell office:value-type="string">
            <text:p>Is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roatien</text:p>
          </table:table-cell>
          <table:table-cell office:value-type="string">
            <text:p>Kosov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land</text:p>
          </table:table-cell>
          <table:table-cell office:value-type="string">
            <text:p>Ukrain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osovo</text:p>
          </table:table-cell>
          <table:table-cell office:value-type="string">
            <text:p>Finn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roatien</text:p>
          </table:table-cell>
          <table:table-cell office:value-type="string">
            <text:p>Finn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Islan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osovo</text:p>
          </table:table-cell>
          <table:table-cell office:value-type="string">
            <text:p>Ukrain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Kroat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innland</text:p>
          </table:table-cell>
          <table:table-cell office:value-type="string">
            <text:p>Tuerkei</text:p>
          </table:table-cell>
          <table:table-cell table:number-columns-repeated="2"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land</text:p>
          </table:table-cell>
          <table:table-cell office:value-type="string">
            <text:p>Kosov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dirland</text:p>
          </table:table-cell>
          <table:table-cell office:value-type="string">
            <text:p>Schweiz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roatien</text:p>
          </table:table-cell>
          <table:table-cell office:value-type="string">
            <text:p>Griechenlan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Ital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iz</text:p>
          </table:table-cell>
          <table:table-cell office:value-type="string">
            <text:p>Nordir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Kroat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Schwed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Daenemark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roatien</text:p>
          </table:table-cell>
          <table:table-cell office:value-type="string">
            <text:p>Mazedon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Belg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ottland</text:p>
          </table:table-cell>
          <table:table-cell office:value-type="string">
            <text:p>Serb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erbien</text:p>
          </table:table-cell>
          <table:table-cell office:value-type="string">
            <text:p>Wal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Kroat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ottland</text:p>
          </table:table-cell>
          <table:table-cell office:value-type="string">
            <text:p>Mazedon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Kroat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erbien</text:p>
          </table:table-cell>
          <table:table-cell office:value-type="string">
            <text:p>Belgi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Schottla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roatien</text:p>
          </table:table-cell>
          <table:table-cell office:value-type="string">
            <text:p>Wal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Schott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roatien</text:p>
          </table:table-cell>
          <table:table-cell office:value-type="string">
            <text:p>Serb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Belg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ottland</text:p>
          </table:table-cell>
          <table:table-cell office:value-type="string">
            <text:p>Wal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erbien</text:p>
          </table:table-cell>
          <table:table-cell office:value-type="string">
            <text:p>Schott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Kroat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Mazedon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roatien</text:p>
          </table:table-cell>
          <table:table-cell office:value-type="string">
            <text:p>Schott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Serb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Wal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erbien</text:p>
          </table:table-cell>
          <table:table-cell office:value-type="string">
            <text:p>Kroat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ottland</text:p>
          </table:table-cell>
          <table:table-cell office:value-type="string">
            <text:p>Belg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Schott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Serbi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roatien</text:p>
          </table:table-cell>
          <table:table-cell office:value-type="string">
            <text:p>Belg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Mazedon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erbien</text:p>
          </table:table-cell>
          <table:table-cell office:value-type="string">
            <text:p>Mazedonie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ottland</text:p>
          </table:table-cell>
          <table:table-cell office:value-type="string">
            <text:p>Kroat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Wales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Armen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ulgarien</text:p>
          </table:table-cell>
          <table:table-cell office:value-type="string">
            <text:p>Italien</text:p>
          </table:table-cell>
          <table:table-cell table:number-columns-repeated="2"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Tschech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ulgarien</text:p>
          </table:table-cell>
          <table:table-cell office:value-type="string">
            <text:p>Armen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Malt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Malt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rmenien</text:p>
          </table:table-cell>
          <table:table-cell office:value-type="string">
            <text:p>Itali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ulgarien</text:p>
          </table:table-cell>
          <table:table-cell office:value-type="string">
            <text:p>Daenemark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Bulgar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Daenemar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ulgarien</text:p>
          </table:table-cell>
          <table:table-cell office:value-type="string">
            <text:p>Malta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Daenemark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rmenien</text:p>
          </table:table-cell>
          <table:table-cell office:value-type="string">
            <text:p>Tschechi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Bulgar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Ital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rmenien</text:p>
          </table:table-cell>
          <table:table-cell office:value-type="string">
            <text:p>Mal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Ital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Armeni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Armen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Daenemar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Bulgar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rmenien</text:p>
          </table:table-cell>
          <table:table-cell office:value-type="string">
            <text:p>Daenemar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Bulgar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Tschech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rmenien</text:p>
          </table:table-cell>
          <table:table-cell office:value-type="string">
            <text:p>Bulgar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schechie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Italien</text:p>
          </table:table-cell>
          <table:table-cell table:number-columns-repeated="2"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ulgarien</text:p>
          </table:table-cell>
          <table:table-cell office:value-type="string">
            <text:p>Tschech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Malta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Armenien</text:p>
          </table:table-cell>
          <table:table-cell table:number-columns-repeated="2"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asachstan</text:p>
          </table:table-cell>
          <table:table-cell office:value-type="string">
            <text:p>Ir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Faeroee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Kasachsta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Deutsch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asachstan</text:p>
          </table:table-cell>
          <table:table-cell office:value-type="string">
            <text:p>Oesterreich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aeroeer</text:p>
          </table:table-cell>
          <table:table-cell office:value-type="string">
            <text:p>Schwed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Deutschland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aeroeer</text:p>
          </table:table-cell>
          <table:table-cell office:value-type="string">
            <text:p>Irlan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Kasachst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Schweden</text:p>
          </table:table-cell>
          <table:table-cell table:number-columns-repeated="2" office:value-type="float" office:value="4">
            <text:p>4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asachstan</text:p>
          </table:table-cell>
          <table:table-cell office:value-type="string">
            <text:p>Deutschlan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Faeroeer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Ir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Kasachst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Oesterreich</text:p>
          </table:table-cell>
          <table:table-cell table:number-columns-repeated="2"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Schwed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Faeroee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Faeroe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asachstan</text:p>
          </table:table-cell>
          <table:table-cell office:value-type="string">
            <text:p>Faeroe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Oesterrei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Schwed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asachstan</text:p>
          </table:table-cell>
          <table:table-cell office:value-type="string">
            <text:p>Schwed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Ir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aeroeer</text:p>
          </table:table-cell>
          <table:table-cell office:value-type="string">
            <text:p>Deutschlan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aeroeer</text:p>
          </table:table-cell>
          <table:table-cell office:value-type="string">
            <text:p>Kasachstan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Irlan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Oesterreic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Kasachst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Deutschla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aeroeer</text:p>
          </table:table-cell>
          <table:table-cell office:value-type="string">
            <text:p>Oesterreich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Rumaen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Ungar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Tuerkei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Andorr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Estlan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Niederland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Rumaen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Ungar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Andorr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Est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Niederland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Tuerke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Tuerke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Rumaenien</text:p>
          </table:table-cell>
          <table:table-cell table:number-columns-repeated="2"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Estlan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Andorr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Ungarn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Rumaenie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Ungar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Andorr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Niederlande</text:p>
          </table:table-cell>
          <table:table-cell table:number-columns-repeated="2"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Tuerke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Estland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Niederlan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Ungar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Tuerke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Rumaeni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Andorr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Niederlan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Est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Zyper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enien</text:p>
          </table:table-cell>
          <table:table-cell office:value-type="string">
            <text:p>Schweiz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land</text:p>
          </table:table-cell>
          <table:table-cell office:value-type="string">
            <text:p>Norweg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Zypern</text:p>
          </table:table-cell>
          <table:table-cell office:value-type="string">
            <text:p>Is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Slowen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iz</text:p>
          </table:table-cell>
          <table:table-cell office:value-type="string">
            <text:p>Alban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Is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iz</text:p>
          </table:table-cell>
          <table:table-cell office:value-type="string">
            <text:p>Norweg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enien</text:p>
          </table:table-cell>
          <table:table-cell office:value-type="string">
            <text:p>Zyper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Zypern</text:p>
          </table:table-cell>
          <table:table-cell office:value-type="string">
            <text:p>Norweg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land</text:p>
          </table:table-cell>
          <table:table-cell office:value-type="string">
            <text:p>Schweiz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Slowen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enien</text:p>
          </table:table-cell>
          <table:table-cell office:value-type="string">
            <text:p>Is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Alban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Zypern</text:p>
          </table:table-cell>
          <table:table-cell office:value-type="string">
            <text:p>Schweiz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Norweg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land</text:p>
          </table:table-cell>
          <table:table-cell office:value-type="string">
            <text:p>Slowenie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iz</text:p>
          </table:table-cell>
          <table:table-cell office:value-type="string">
            <text:p>Zyper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Zyper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enien</text:p>
          </table:table-cell>
          <table:table-cell office:value-type="string">
            <text:p>Alban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iz</text:p>
          </table:table-cell>
          <table:table-cell office:value-type="string">
            <text:p>Island</text:p>
          </table:table-cell>
          <table:table-cell table:number-columns-repeated="2" office:value-type="float" office:value="4">
            <text:p>4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Schweiz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Zypern</text:p>
          </table:table-cell>
          <table:table-cell office:value-type="string">
            <text:p>Slowen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land</text:p>
          </table:table-cell>
          <table:table-cell office:value-type="string">
            <text:p>Alban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Schweiz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enien</text:p>
          </table:table-cell>
          <table:table-cell office:value-type="string">
            <text:p>Norweg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land</text:p>
          </table:table-cell>
          <table:table-cell office:value-type="string">
            <text:p>Zyper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Zypern</text:p>
          </table:table-cell>
          <table:table-cell office:value-type="string">
            <text:p>Alban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iz</text:p>
          </table:table-cell>
          <table:table-cell office:value-type="string">
            <text:p>Slowen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Is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Nordir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serbaidschan</text:p>
          </table:table-cell>
          <table:table-cell office:value-type="string">
            <text:p>Israel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Portug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Russlan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dirland</text:p>
          </table:table-cell>
          <table:table-cell office:value-type="string">
            <text:p>Luxemburg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Aserbaidscha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Portuga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Israe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Aserbaidsch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Luxembur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Nordir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dirland</text:p>
          </table:table-cell>
          <table:table-cell office:value-type="string">
            <text:p>Aserbaidschan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Portugal</text:p>
          </table:table-cell>
          <table:table-cell table:number-columns-repeated="2" office:value-type="float" office:value="3">
            <text:p>3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Aserbaidschan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serbaidschan</text:p>
          </table:table-cell>
          <table:table-cell office:value-type="string">
            <text:p>Portuga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dirland</text:p>
          </table:table-cell>
          <table:table-cell office:value-type="string">
            <text:p>Israe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serbaidschan</text:p>
          </table:table-cell>
          <table:table-cell office:value-type="string">
            <text:p>Luxemburg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Russ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dirland</text:p>
          </table:table-cell>
          <table:table-cell office:value-type="string">
            <text:p>Russ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Luxemburg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dirland</text:p>
          </table:table-cell>
          <table:table-cell office:value-type="string">
            <text:p>Portuga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Aserbaidschan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Israe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Nordirlan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serbaidschan</text:p>
          </table:table-cell>
          <table:table-cell office:value-type="string">
            <text:p>Nordir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Russlan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Israel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Nordir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Luxembur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serbaidschan</text:p>
          </table:table-cell>
          <table:table-cell office:value-type="string">
            <text:p>Russ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Bosnien-Herzegowina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tauen</text:p>
          </table:table-cell>
          <table:table-cell office:value-type="string">
            <text:p>Slowakei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ettland</text:p>
          </table:table-cell>
          <table:table-cell office:value-type="string">
            <text:p>Griechen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osnien-Herzegowina</text:p>
          </table:table-cell>
          <table:table-cell office:value-type="string">
            <text:p>Lettlan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Liechtenstei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Litau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Litau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Lettla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Bosnien-Herzegowina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ettland</text:p>
          </table:table-cell>
          <table:table-cell office:value-type="string">
            <text:p>Liechtenstei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osnien-Herzegowina</text:p>
          </table:table-cell>
          <table:table-cell office:value-type="string">
            <text:p>Litau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Griechen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Lett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Litau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osnien-Herzegowina</text:p>
          </table:table-cell>
          <table:table-cell office:value-type="string">
            <text:p>Griechenlan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ettland</text:p>
          </table:table-cell>
          <table:table-cell office:value-type="string">
            <text:p>Bosnien-Herzegowin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Slowakei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tauen</text:p>
          </table:table-cell>
          <table:table-cell office:value-type="string">
            <text:p>Griechen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ettland</text:p>
          </table:table-cell>
          <table:table-cell office:value-type="string">
            <text:p>Litau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osnien-Herzegowina</text:p>
          </table:table-cell>
          <table:table-cell office:value-type="string">
            <text:p>Slowake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Griechen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tauen</text:p>
          </table:table-cell>
          <table:table-cell office:value-type="string">
            <text:p>Liechtenstei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Bosnien-Herzegowin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Lett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tauen</text:p>
          </table:table-cell>
          <table:table-cell office:value-type="string">
            <text:p>Lett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osnien-Herzegowina</text:p>
          </table:table-cell>
          <table:table-cell office:value-type="string">
            <text:p>Liechtenste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Slowake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Liechtenstei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tauen</text:p>
          </table:table-cell>
          <table:table-cell office:value-type="string">
            <text:p>Bosnien-Herzegowi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ettland</text:p>
          </table:table-cell>
          <table:table-cell office:value-type="string">
            <text:p>Slowakei</text:p>
          </table:table-cell>
          <table:table-cell table:number-columns-repeated="2"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Polen</text:p>
          </table:table-cell>
          <table:table-cell table:number-columns-repeated="2"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ldawien</text:p>
          </table:table-cell>
          <table:table-cell office:value-type="string">
            <text:p>Englan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ontenegro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Moldaw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Ukraine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ldawien</text:p>
          </table:table-cell>
          <table:table-cell office:value-type="string">
            <text:p>Ukraine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San Marin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Monteneg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oldaw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Eng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San Marin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ldawien</text:p>
          </table:table-cell>
          <table:table-cell office:value-type="string">
            <text:p>Monteneg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England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Moldaw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San Marin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Eng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ldawien</text:p>
          </table:table-cell>
          <table:table-cell office:value-type="string">
            <text:p>Pol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Ukrain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San Marino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Montenegro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Moldawie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Pole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Eng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ldawien</text:p>
          </table:table-cell>
          <table:table-cell office:value-type="string">
            <text:p>San Marin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Pol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Montenegr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Ukrain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Moldawie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Pol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eorgien</text:p>
          </table:table-cell>
          <table:table-cell office:value-type="string">
            <text:p>Weissruss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innland</text:p>
          </table:table-cell>
          <table:table-cell office:value-type="string">
            <text:p>Frankreic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eorgien</text:p>
          </table:table-cell>
          <table:table-cell office:value-type="string">
            <text:p>Span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Weissrusslan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innland</text:p>
          </table:table-cell>
          <table:table-cell office:value-type="string">
            <text:p>Georg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eissrussland</text:p>
          </table:table-cell>
          <table:table-cell office:value-type="string">
            <text:p>Spani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eissrussland</text:p>
          </table:table-cell>
          <table:table-cell office:value-type="string">
            <text:p>Georg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Frankreich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Finn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Georgi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Span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innland</text:p>
          </table:table-cell>
          <table:table-cell office:value-type="string">
            <text:p>Weissruss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eissrussland</text:p>
          </table:table-cell>
          <table:table-cell office:value-type="string">
            <text:p>Finn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eorgien</text:p>
          </table:table-cell>
          <table:table-cell office:value-type="string">
            <text:p>Frankreich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innland</text:p>
          </table:table-cell>
          <table:table-cell office:value-type="string">
            <text:p>Span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eorgien</text:p>
          </table:table-cell>
          <table:table-cell office:value-type="string">
            <text:p>Finn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eissrussland</text:p>
          </table:table-cell>
          <table:table-cell office:value-type="string">
            <text:p>Frankreich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Weissrussla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Finnlan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Georg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land</text:p>
          </table:table-cell>
          <table:table-cell office:value-type="string">
            <text:p>Kroat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Frankrei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Rumaeni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Schwed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Griechen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Portuga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Ukrain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Schwed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Daenemark</text:p>
          </table:table-cell>
          <table:table-cell table:number-columns-repeated="2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Portugal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Ungar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Malt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Daenemar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Alban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Malt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Ungar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Alban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Alban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Daenemark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Ungar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Schwed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Malt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Albani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Portug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Malt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Portugal</text:p>
          </table:table-cell>
          <table:table-cell table:number-columns-repeated="2"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Schwed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Schwed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Daenemark</text:p>
          </table:table-cell>
          <table:table-cell table:number-columns-repeated="2"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Ungar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Malt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ldawien</text:p>
          </table:table-cell>
          <table:table-cell office:value-type="string">
            <text:p>Lett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Schweiz</text:p>
          </table:table-cell>
          <table:table-cell table:number-columns-repeated="2"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Griechenlan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ldawien</text:p>
          </table:table-cell>
          <table:table-cell office:value-type="string">
            <text:p>Isra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ettland</text:p>
          </table:table-cell>
          <table:table-cell office:value-type="string">
            <text:p>Griechenlan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iz</text:p>
          </table:table-cell>
          <table:table-cell office:value-type="string">
            <text:p>Luxembur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iz</text:p>
          </table:table-cell>
          <table:table-cell office:value-type="string">
            <text:p>Lettla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Israe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Moldawi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ettland</text:p>
          </table:table-cell>
          <table:table-cell office:value-type="string">
            <text:p>Israel</text:p>
          </table:table-cell>
          <table:table-cell table:number-columns-repeated="2"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Moldaw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Schweiz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Lettlan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ldawien</text:p>
          </table:table-cell>
          <table:table-cell office:value-type="string">
            <text:p>Schweiz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Griechen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ettland</text:p>
          </table:table-cell>
          <table:table-cell office:value-type="string">
            <text:p>Luxembur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iz</text:p>
          </table:table-cell>
          <table:table-cell office:value-type="string">
            <text:p>Moldaw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Israe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ldawien</text:p>
          </table:table-cell>
          <table:table-cell office:value-type="string">
            <text:p>Luxemburg</text:p>
          </table:table-cell>
          <table:table-cell table:number-columns-repeated="2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Lett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iz</text:p>
          </table:table-cell>
          <table:table-cell office:value-type="string">
            <text:p>Griechen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Luxemburg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ettland</text:p>
          </table:table-cell>
          <table:table-cell office:value-type="string">
            <text:p>Schweiz</text:p>
          </table:table-cell>
          <table:table-cell table:number-columns-repeated="2"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ldawien</text:p>
          </table:table-cell>
          <table:table-cell office:value-type="string">
            <text:p>Griechen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Schweiz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Lettland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Moldawi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iz</text:p>
          </table:table-cell>
          <table:table-cell office:value-type="string">
            <text:p>Israel</text:p>
          </table:table-cell>
          <table:table-cell table:number-columns-repeated="2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Luxembur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ettland</text:p>
          </table:table-cell>
          <table:table-cell office:value-type="string">
            <text:p>Moldawi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Slowen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Nordirla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Pol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dirland</text:p>
          </table:table-cell>
          <table:table-cell office:value-type="string">
            <text:p>Tschech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enien</text:p>
          </table:table-cell>
          <table:table-cell office:value-type="string">
            <text:p>Slowake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Slowakei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Tschech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enien</text:p>
          </table:table-cell>
          <table:table-cell office:value-type="string">
            <text:p>Nordir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Slowen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Pol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Tschechi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dirland</text:p>
          </table:table-cell>
          <table:table-cell office:value-type="string">
            <text:p>Pol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enien</text:p>
          </table:table-cell>
          <table:table-cell office:value-type="string">
            <text:p>Tschech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Slowake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dirland</text:p>
          </table:table-cell>
          <table:table-cell office:value-type="string">
            <text:p>Slowen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San Marino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enien</text:p>
          </table:table-cell>
          <table:table-cell office:value-type="string">
            <text:p>San Marin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Tschechien</text:p>
          </table:table-cell>
          <table:table-cell table:number-columns-repeated="2"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Nordir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San Marino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enien</text:p>
          </table:table-cell>
          <table:table-cell office:value-type="string">
            <text:p>Pol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dirland</text:p>
          </table:table-cell>
          <table:table-cell office:value-type="string">
            <text:p>Slowake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Pol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Slowen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Sloweni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Aserbaidsch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Deutschlan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Wal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serbaidschan</text:p>
          </table:table-cell>
          <table:table-cell office:value-type="string">
            <text:p>Liechtenstein</text:p>
          </table:table-cell>
          <table:table-cell table:number-columns-repeated="2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innland</text:p>
          </table:table-cell>
          <table:table-cell office:value-type="string">
            <text:p>Deutschland</text:p>
          </table:table-cell>
          <table:table-cell table:number-columns-repeated="2" office:value-type="float" office:value="3">
            <text:p>3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innland</text:p>
          </table:table-cell>
          <table:table-cell office:value-type="string">
            <text:p>Aserbaidsch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Liechtenstei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Russla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Finnlan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Wal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Aserbaidscha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Finnlan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Liechtenstei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Russ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Deutschlan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serbaidschan</text:p>
          </table:table-cell>
          <table:table-cell office:value-type="string">
            <text:p>Wal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innland</text:p>
          </table:table-cell>
          <table:table-cell office:value-type="string">
            <text:p>Liechtenste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innland</text:p>
          </table:table-cell>
          <table:table-cell office:value-type="string">
            <text:p>Russlan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serbaidschan</text:p>
          </table:table-cell>
          <table:table-cell office:value-type="string">
            <text:p>Deutschlan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serbaidschan</text:p>
          </table:table-cell>
          <table:table-cell office:value-type="string">
            <text:p>Finn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Liechtenstei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Finn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Russlan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Aserbaidsch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innland</text:p>
          </table:table-cell>
          <table:table-cell office:value-type="string">
            <text:p>Wal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Deutsch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Aserbaidscha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Finn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Wal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rmenien</text:p>
          </table:table-cell>
          <table:table-cell office:value-type="string">
            <text:p>Tuerke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Estlan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Bosnien-Herzegowi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Belg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osnien-Herzegowina</text:p>
          </table:table-cell>
          <table:table-cell office:value-type="string">
            <text:p>Estlan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Armenie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Bosnien-Herzegowin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Armen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Spani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osnien-Herzegowina</text:p>
          </table:table-cell>
          <table:table-cell office:value-type="string">
            <text:p>Armenie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Tuerkei</text:p>
          </table:table-cell>
          <table:table-cell table:number-columns-repeated="2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Span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rmenien</text:p>
          </table:table-cell>
          <table:table-cell office:value-type="string">
            <text:p>Estland</text:p>
          </table:table-cell>
          <table:table-cell table:number-columns-repeated="2"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Bosnien-Herzegowin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Tuerke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Armen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Span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osnien-Herzegowina</text:p>
          </table:table-cell>
          <table:table-cell office:value-type="string">
            <text:p>Belg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rmenien</text:p>
          </table:table-cell>
          <table:table-cell office:value-type="string">
            <text:p>Bosnien-Herzegowi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Estlan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Belgie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rmenien</text:p>
          </table:table-cell>
          <table:table-cell office:value-type="string">
            <text:p>Belg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osnien-Herzegowina</text:p>
          </table:table-cell>
          <table:table-cell office:value-type="string">
            <text:p>Tuerkei</text:p>
          </table:table-cell>
          <table:table-cell table:number-columns-repeated="2"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Estlan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rmenien</text:p>
          </table:table-cell>
          <table:table-cell office:value-type="string">
            <text:p>Span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Bosnien-Herzegowi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Tuerkei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Armen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osnien-Herzegowina</text:p>
          </table:table-cell>
          <table:table-cell office:value-type="string">
            <text:p>Spanie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Belg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asachstan</text:p>
          </table:table-cell>
          <table:table-cell office:value-type="string">
            <text:p>Andorr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Weissruss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Englan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roatien</text:p>
          </table:table-cell>
          <table:table-cell office:value-type="string">
            <text:p>Kasachsta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asachstan</text:p>
          </table:table-cell>
          <table:table-cell office:value-type="string">
            <text:p>Ukrai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Weissrusslan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roatien</text:p>
          </table:table-cell>
          <table:table-cell office:value-type="string">
            <text:p>Englan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Kasachsta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Kroat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roatien</text:p>
          </table:table-cell>
          <table:table-cell office:value-type="string">
            <text:p>Andorr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eissrussland</text:p>
          </table:table-cell>
          <table:table-cell office:value-type="string">
            <text:p>Englan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asachstan</text:p>
          </table:table-cell>
          <table:table-cell office:value-type="string">
            <text:p>Weissrusslan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Kroat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Ukra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asachstan</text:p>
          </table:table-cell>
          <table:table-cell office:value-type="string">
            <text:p>Englan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eissrussland</text:p>
          </table:table-cell>
          <table:table-cell office:value-type="string">
            <text:p>Andorr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roatien</text:p>
          </table:table-cell>
          <table:table-cell office:value-type="string">
            <text:p>Ukraine</text:p>
          </table:table-cell>
          <table:table-cell table:number-columns-repeated="2"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Kasachst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Andorra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eissrussland</text:p>
          </table:table-cell>
          <table:table-cell office:value-type="string">
            <text:p>Kroati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Andorr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roatien</text:p>
          </table:table-cell>
          <table:table-cell office:value-type="string">
            <text:p>Weissruss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eissrussland</text:p>
          </table:table-cell>
          <table:table-cell office:value-type="string">
            <text:p>Ukraine</text:p>
          </table:table-cell>
          <table:table-cell table:number-columns-repeated="2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Kasachsta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Kroatie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eissrussland</text:p>
          </table:table-cell>
          <table:table-cell office:value-type="string">
            <text:p>Kasachst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Eng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Ukrain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asachstan</text:p>
          </table:table-cell>
          <table:table-cell office:value-type="string">
            <text:p>Kroat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Weissrusslan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Litau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erbien</text:p>
          </table:table-cell>
          <table:table-cell office:value-type="string">
            <text:p>Faeroe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Frankreic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aeroeer</text:p>
          </table:table-cell>
          <table:table-cell office:value-type="string">
            <text:p>Rumaen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tauen</text:p>
          </table:table-cell>
          <table:table-cell office:value-type="string">
            <text:p>Oesterrei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Serb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aeroeer</text:p>
          </table:table-cell>
          <table:table-cell office:value-type="string">
            <text:p>Oesterreich</text:p>
          </table:table-cell>
          <table:table-cell table:number-columns-repeated="2"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erbien</text:p>
          </table:table-cell>
          <table:table-cell office:value-type="string">
            <text:p>Litau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Frankreich</text:p>
          </table:table-cell>
          <table:table-cell table:number-columns-repeated="2"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tauen</text:p>
          </table:table-cell>
          <table:table-cell office:value-type="string">
            <text:p>Faeroe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Serbi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Serbi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tauen</text:p>
          </table:table-cell>
          <table:table-cell office:value-type="string">
            <text:p>Frankreic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Rumaen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Litau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tauen</text:p>
          </table:table-cell>
          <table:table-cell office:value-type="string">
            <text:p>Rumaen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erbien</text:p>
          </table:table-cell>
          <table:table-cell office:value-type="string">
            <text:p>Oesterreic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aeroeer</text:p>
          </table:table-cell>
          <table:table-cell office:value-type="string">
            <text:p>Serb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aeroeer</text:p>
          </table:table-cell>
          <table:table-cell office:value-type="string">
            <text:p>Frankreic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Faeroe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Rumaen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aeroeer</text:p>
          </table:table-cell>
          <table:table-cell office:value-type="string">
            <text:p>Litau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Oesterreich</text:p>
          </table:table-cell>
          <table:table-cell table:number-columns-repeated="2"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erbien</text:p>
          </table:table-cell>
          <table:table-cell office:value-type="string">
            <text:p>Frankreich</text:p>
          </table:table-cell>
          <table:table-cell table:number-columns-repeated="2"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Litau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erbien</text:p>
          </table:table-cell>
          <table:table-cell office:value-type="string">
            <text:p>Rumaenie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Faeroe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tauen</text:p>
          </table:table-cell>
          <table:table-cell office:value-type="string">
            <text:p>Serb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Faeroe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Oesterreic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eorgien</text:p>
          </table:table-cell>
          <table:table-cell office:value-type="string">
            <text:p>Ir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Bulgarien</text:p>
          </table:table-cell>
          <table:table-cell table:number-columns-repeated="2"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Zypern</text:p>
          </table:table-cell>
          <table:table-cell office:value-type="string">
            <text:p>Ital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Ir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Georg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eorgien</text:p>
          </table:table-cell>
          <table:table-cell office:value-type="string">
            <text:p>Zypern</text:p>
          </table:table-cell>
          <table:table-cell table:number-columns-repeated="2"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ulgarien</text:p>
          </table:table-cell>
          <table:table-cell office:value-type="string">
            <text:p>Ital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eorgien</text:p>
          </table:table-cell>
          <table:table-cell office:value-type="string">
            <text:p>Bulgar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Zyper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Montenegr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Georg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Zypern</text:p>
          </table:table-cell>
          <table:table-cell office:value-type="string">
            <text:p>Georg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Ital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Bulgar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ulgarien</text:p>
          </table:table-cell>
          <table:table-cell office:value-type="string">
            <text:p>Zyper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eorgien</text:p>
          </table:table-cell>
          <table:table-cell office:value-type="string">
            <text:p>Montenegro</text:p>
          </table:table-cell>
          <table:table-cell table:number-columns-repeated="2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Ir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ulgarien</text:p>
          </table:table-cell>
          <table:table-cell office:value-type="string">
            <text:p>Ir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Zypern</text:p>
          </table:table-cell>
          <table:table-cell office:value-type="string">
            <text:p>Montenegro</text:p>
          </table:table-cell>
          <table:table-cell table:number-columns-repeated="2"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ulgarien</text:p>
          </table:table-cell>
          <table:table-cell office:value-type="string">
            <text:p>Montenegr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eorgien</text:p>
          </table:table-cell>
          <table:table-cell office:value-type="string">
            <text:p>Ital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Zypern</text:p>
          </table:table-cell>
          <table:table-cell office:value-type="string">
            <text:p>Ir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Zypern</text:p>
          </table:table-cell>
          <table:table-cell table:number-columns-repeated="2"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Bulgar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Zypern</text:p>
          </table:table-cell>
          <table:table-cell office:value-type="string">
            <text:p>Bulgarie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Georg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Italien</text:p>
          </table:table-cell>
          <table:table-cell table:number-columns-repeated="2"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ulgarien</text:p>
          </table:table-cell>
          <table:table-cell office:value-type="string">
            <text:p>Georgie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Zyper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Montenegro</text:p>
          </table:table-cell>
          <table:table-cell table:number-columns-repeated="2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Schott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Island</text:p>
          </table:table-cell>
          <table:table-cell table:number-columns-repeated="2"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land</text:p>
          </table:table-cell>
          <table:table-cell office:value-type="string">
            <text:p>Schott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Niederland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ottland</text:p>
          </table:table-cell>
          <table:table-cell office:value-type="string">
            <text:p>Norweg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Is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land</text:p>
          </table:table-cell>
          <table:table-cell office:value-type="string">
            <text:p>Mazedon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Schottlan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Mazedonie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ottland</text:p>
          </table:table-cell>
          <table:table-cell office:value-type="string">
            <text:p>Isla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Norweg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land</text:p>
          </table:table-cell>
          <table:table-cell office:value-type="string">
            <text:p>Niederland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Is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Norweg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Schottlan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ottland</text:p>
          </table:table-cell>
          <table:table-cell office:value-type="string">
            <text:p>Mazedon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land</text:p>
          </table:table-cell>
          <table:table-cell office:value-type="string">
            <text:p>Norweg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Mazedon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ottland</text:p>
          </table:table-cell>
          <table:table-cell office:value-type="string">
            <text:p>Niederland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Slowen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Ukraine</text:p>
          </table:table-cell>
          <table:table-cell table:number-columns-repeated="2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Frankreic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Bosnien-Herzegowi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Griechen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osnien-Herzegowina</text:p>
          </table:table-cell>
          <table:table-cell office:value-type="string">
            <text:p>Portug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enien</text:p>
          </table:table-cell>
          <table:table-cell office:value-type="string">
            <text:p>Russ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Ir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Armeni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Finnla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innland</text:p>
          </table:table-cell>
          <table:table-cell office:value-type="string">
            <text:p>Andorr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Mazedon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Rumaenie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Tschech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rmenien</text:p>
          </table:table-cell>
          <table:table-cell office:value-type="string">
            <text:p>Finnlan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Rumaen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innland</text:p>
          </table:table-cell>
          <table:table-cell office:value-type="string">
            <text:p>Armeni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Niederlande</text:p>
          </table:table-cell>
          <table:table-cell table:number-columns-repeated="2"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Mazedon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Finnlan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Tschech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rmenien</text:p>
          </table:table-cell>
          <table:table-cell office:value-type="string">
            <text:p>Rumaen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Niederlan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Andorra</text:p>
          </table:table-cell>
          <table:table-cell table:number-columns-repeated="2"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Finnlan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rmenien</text:p>
          </table:table-cell>
          <table:table-cell office:value-type="string">
            <text:p>Andorr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Niederlan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Tschechi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Rumaen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Armen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Andorra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rmenien</text:p>
          </table:table-cell>
          <table:table-cell office:value-type="string">
            <text:p>Mazedon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Mazedonie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Armeni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innland</text:p>
          </table:table-cell>
          <table:table-cell office:value-type="string">
            <text:p>Niederland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Finnlan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Andorr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Finn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Tschech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rmenien</text:p>
          </table:table-cell>
          <table:table-cell office:value-type="string">
            <text:p>Niederland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Armenie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innland</text:p>
          </table:table-cell>
          <table:table-cell office:value-type="string">
            <text:p>Mazedonie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Andorr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innland</text:p>
          </table:table-cell>
          <table:table-cell office:value-type="string">
            <text:p>Rumaen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Niederlan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Armeni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innland</text:p>
          </table:table-cell>
          <table:table-cell office:value-type="string">
            <text:p>Tschechi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Mazedon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Ukraine</text:p>
          </table:table-cell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Georg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Griechenla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eorgien</text:p>
          </table:table-cell>
          <table:table-cell office:value-type="string">
            <text:p>Alban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asachstan</text:p>
          </table:table-cell>
          <table:table-cell office:value-type="string">
            <text:p>Ukrai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Tuerkei</text:p>
          </table:table-cell>
          <table:table-cell table:number-columns-repeated="2"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Griechen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Kasachst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Daenemark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Georg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asachstan</text:p>
          </table:table-cell>
          <table:table-cell office:value-type="string">
            <text:p>Alban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Tuerkei</text:p>
          </table:table-cell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Ukrain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eorgien</text:p>
          </table:table-cell>
          <table:table-cell office:value-type="string">
            <text:p>Daenemark</text:p>
          </table:table-cell>
          <table:table-cell table:number-columns-repeated="2"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Kasachst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Daenemar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Kasachsta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Alban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eorgien</text:p>
          </table:table-cell>
          <table:table-cell office:value-type="string">
            <text:p>Griechenlan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Daenemar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eorgien</text:p>
          </table:table-cell>
          <table:table-cell office:value-type="string">
            <text:p>Tuerkei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Alban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Kasachsta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Georgi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Griechen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Albani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asachstan</text:p>
          </table:table-cell>
          <table:table-cell office:value-type="string">
            <text:p>Tuerkei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Ukrai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asachstan</text:p>
          </table:table-cell>
          <table:table-cell office:value-type="string">
            <text:p>Georg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Daenemark</text:p>
          </table:table-cell>
          <table:table-cell table:number-columns-repeated="2"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Kasachst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eorgien</text:p>
          </table:table-cell>
          <table:table-cell office:value-type="string">
            <text:p>Ukraine</text:p>
          </table:table-cell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asachstan</text:p>
          </table:table-cell>
          <table:table-cell office:value-type="string">
            <text:p>Griechen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Tuerke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Georgie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Albanien</text:p>
          </table:table-cell>
          <table:table-cell table:number-columns-repeated="2"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eorgien</text:p>
          </table:table-cell>
          <table:table-cell office:value-type="string">
            <text:p>Kasachstan</text:p>
          </table:table-cell>
          <table:table-cell table:number-columns-repeated="2"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Griechen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Tuerke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Georg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asachstan</text:p>
          </table:table-cell>
          <table:table-cell office:value-type="string">
            <text:p>Daenemar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Est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Luxembur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Luxembur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Slowakei</text:p>
          </table:table-cell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ettland</text:p>
          </table:table-cell>
          <table:table-cell office:value-type="string">
            <text:p>Portuga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Lettlan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Liechtenstein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Estlan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Lettlan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Portugal</text:p>
          </table:table-cell>
          <table:table-cell table:number-columns-repeated="2"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ettland</text:p>
          </table:table-cell>
          <table:table-cell office:value-type="string">
            <text:p>Estland</text:p>
          </table:table-cell>
          <table:table-cell table:number-columns-repeated="2"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Liechtenstei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Russlan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Lettlan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Estlan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Portugal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Russ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Slowake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Russ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Portugal</text:p>
          </table:table-cell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ettland</text:p>
          </table:table-cell>
          <table:table-cell office:value-type="string">
            <text:p>Luxembur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Lett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Liechtenstei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ettland</text:p>
          </table:table-cell>
          <table:table-cell office:value-type="string">
            <text:p>Liechtenstei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Slowakei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Portug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ettland</text:p>
          </table:table-cell>
          <table:table-cell office:value-type="string">
            <text:p>Russ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Slowakei</text:p>
          </table:table-cell>
          <table:table-cell table:number-columns-repeated="2"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Liechtenstei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Luxemburg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Portugal</text:p>
          </table:table-cell>
          <table:table-cell table:number-columns-repeated="2"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ettland</text:p>
          </table:table-cell>
          <table:table-cell office:value-type="string">
            <text:p>Slowakei</text:p>
          </table:table-cell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Luxembur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Est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Luxemburg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Liechtenste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Lettlan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Estlan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Russ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Israel</text:p>
          </table:table-cell>
          <table:table-cell table:number-columns-repeated="2"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Zyper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iz</text:p>
          </table:table-cell>
          <table:table-cell office:value-type="string">
            <text:p>Faeroeer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aeroeer</text:p>
          </table:table-cell>
          <table:table-cell office:value-type="string">
            <text:p>Frankreich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iz</text:p>
          </table:table-cell>
          <table:table-cell office:value-type="string">
            <text:p>Ir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Zypern</text:p>
          </table:table-cell>
          <table:table-cell office:value-type="string">
            <text:p>Faeroeer</text:p>
          </table:table-cell>
          <table:table-cell table:number-columns-repeated="2"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Ir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Zypern</text:p>
          </table:table-cell>
          <table:table-cell office:value-type="string">
            <text:p>Frankreich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Faeroe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Ir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Frankreich</text:p>
          </table:table-cell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aeroeer</text:p>
          </table:table-cell>
          <table:table-cell office:value-type="string">
            <text:p>Schweiz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Israel</text:p>
          </table:table-cell>
          <table:table-cell table:number-columns-repeated="2"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aeroeer</text:p>
          </table:table-cell>
          <table:table-cell office:value-type="string">
            <text:p>Irlan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aeroeer</text:p>
          </table:table-cell>
          <table:table-cell office:value-type="string">
            <text:p>Zyper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iz</text:p>
          </table:table-cell>
          <table:table-cell office:value-type="string">
            <text:p>Israel</text:p>
          </table:table-cell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Faeroee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aeroeer</text:p>
          </table:table-cell>
          <table:table-cell office:value-type="string">
            <text:p>Israe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Zypern</text:p>
          </table:table-cell>
          <table:table-cell office:value-type="string">
            <text:p>Schweiz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Zypern</text:p>
          </table:table-cell>
          <table:table-cell office:value-type="string">
            <text:p>Ir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iz</text:p>
          </table:table-cell>
          <table:table-cell office:value-type="string">
            <text:p>Frankreich</text:p>
          </table:table-cell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Faeroe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Schweiz</text:p>
          </table:table-cell>
          <table:table-cell table:number-columns-repeated="2"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Zyper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Schweiz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Norweg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enien</text:p>
          </table:table-cell>
          <table:table-cell office:value-type="string">
            <text:p>Moldawi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ldawien</text:p>
          </table:table-cell>
          <table:table-cell office:value-type="string">
            <text:p>Ital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ottland</text:p>
          </table:table-cell>
          <table:table-cell office:value-type="string">
            <text:p>Slowen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Weissruss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ottland</text:p>
          </table:table-cell>
          <table:table-cell office:value-type="string">
            <text:p>Norweg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eissrussland</text:p>
          </table:table-cell>
          <table:table-cell office:value-type="string">
            <text:p>Moldawie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enien</text:p>
          </table:table-cell>
          <table:table-cell office:value-type="string">
            <text:p>Ital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Weissrusslan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Sloweni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ldawien</text:p>
          </table:table-cell>
          <table:table-cell office:value-type="string">
            <text:p>Schott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Schott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enien</text:p>
          </table:table-cell>
          <table:table-cell office:value-type="string">
            <text:p>Weissruss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ldawien</text:p>
          </table:table-cell>
          <table:table-cell office:value-type="string">
            <text:p>Norwegen</text:p>
          </table:table-cell>
          <table:table-cell table:number-columns-repeated="2"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ottland</text:p>
          </table:table-cell>
          <table:table-cell office:value-type="string">
            <text:p>Moldaw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Ital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eissrussland</text:p>
          </table:table-cell>
          <table:table-cell office:value-type="string">
            <text:p>Slowen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eissrussland</text:p>
          </table:table-cell>
          <table:table-cell office:value-type="string">
            <text:p>Schott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ottland</text:p>
          </table:table-cell>
          <table:table-cell office:value-type="string">
            <text:p>Ital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ldawien</text:p>
          </table:table-cell>
          <table:table-cell office:value-type="string">
            <text:p>Weissruss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enien</text:p>
          </table:table-cell>
          <table:table-cell office:value-type="string">
            <text:p>Norweg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eissrussland</text:p>
          </table:table-cell>
          <table:table-cell office:value-type="string">
            <text:p>Italie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Schott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oldawien</text:p>
          </table:table-cell>
          <table:table-cell office:value-type="string">
            <text:p>Slowen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ottland</text:p>
          </table:table-cell>
          <table:table-cell office:value-type="string">
            <text:p>Weissruss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Slowen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Moldaw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Moldaw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lowenien</text:p>
          </table:table-cell>
          <table:table-cell office:value-type="string">
            <text:p>Schottlan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eissrussland</text:p>
          </table:table-cell>
          <table:table-cell office:value-type="string">
            <text:p>Norweg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England</text:p>
          </table:table-cell>
          <table:table-cell table:number-columns-repeated="2"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serbaidschan</text:p>
          </table:table-cell>
          <table:table-cell office:value-type="string">
            <text:p>Wales</text:p>
          </table:table-cell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dirland</text:p>
          </table:table-cell>
          <table:table-cell office:value-type="string">
            <text:p>Pol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Aserbaidscha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Nordirland</text:p>
          </table:table-cell>
          <table:table-cell table:number-columns-repeated="2"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Eng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Wal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Pol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serbaidschan</text:p>
          </table:table-cell>
          <table:table-cell office:value-type="string">
            <text:p>Nordir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serbaidschan</text:p>
          </table:table-cell>
          <table:table-cell office:value-type="string">
            <text:p>Eng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Pol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dirland</text:p>
          </table:table-cell>
          <table:table-cell office:value-type="string">
            <text:p>Oesterreich</text:p>
          </table:table-cell>
          <table:table-cell table:number-columns-repeated="2" office:value-type="float" office:value="3">
            <text:p>3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Nordirlan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Oesterreich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Aserbaidschan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Aserbaidscha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serbaidschan</text:p>
          </table:table-cell>
          <table:table-cell office:value-type="string">
            <text:p>Pol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dirland</text:p>
          </table:table-cell>
          <table:table-cell office:value-type="string">
            <text:p>Aserbaidscha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Eng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Oesterreic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Wal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dirland</text:p>
          </table:table-cell>
          <table:table-cell office:value-type="string">
            <text:p>Eng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Aserbaidschan</text:p>
          </table:table-cell>
          <table:table-cell office:value-type="string">
            <text:p>Oesterreich</text:p>
          </table:table-cell>
          <table:table-cell table:number-columns-repeated="2"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Nordirland</text:p>
          </table:table-cell>
          <table:table-cell office:value-type="string">
            <text:p>Wale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Oesterreic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Nordir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Pol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Aserbaidscha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Litauen</text:p>
          </table:table-cell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Serbi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tauen</text:p>
          </table:table-cell>
          <table:table-cell office:value-type="string">
            <text:p>San Marin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osnien-Herzegowina</text:p>
          </table:table-cell>
          <table:table-cell office:value-type="string">
            <text:p>Span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osnien-Herzegowina</text:p>
          </table:table-cell>
          <table:table-cell office:value-type="string">
            <text:p>Serb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Belg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erbien</text:p>
          </table:table-cell>
          <table:table-cell office:value-type="string">
            <text:p>San Marin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tauen</text:p>
          </table:table-cell>
          <table:table-cell office:value-type="string">
            <text:p>Span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Serb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Litau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San Marin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Bosnien-Herzegowin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osnien-Herzegowina</text:p>
          </table:table-cell>
          <table:table-cell office:value-type="string">
            <text:p>Litauen</text:p>
          </table:table-cell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erbien</text:p>
          </table:table-cell>
          <table:table-cell office:value-type="string">
            <text:p>Span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Belg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erbien</text:p>
          </table:table-cell>
          <table:table-cell office:value-type="string">
            <text:p>Belg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Litau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Bosnien-Herzegowin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Bosnien-Herzegowina</text:p>
          </table:table-cell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osnien-Herzegowina</text:p>
          </table:table-cell>
          <table:table-cell office:value-type="string">
            <text:p>Belg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erbien</text:p>
          </table:table-cell>
          <table:table-cell office:value-type="string">
            <text:p>Litau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San Marino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Serb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Span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tauen</text:p>
          </table:table-cell>
          <table:table-cell office:value-type="string">
            <text:p>Serb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osnien-Herzegowina</text:p>
          </table:table-cell>
          <table:table-cell office:value-type="string">
            <text:p>San Marin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Spanie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erbien</text:p>
          </table:table-cell>
          <table:table-cell office:value-type="string">
            <text:p>Bosnien-Herzegowi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Litauen</text:p>
          </table:table-cell>
          <table:table-cell office:value-type="string">
            <text:p>Belg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land</text:p>
          </table:table-cell>
          <table:table-cell office:value-type="string">
            <text:p>Bulgari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roatien</text:p>
          </table:table-cell>
          <table:table-cell office:value-type="string">
            <text:p>Ungar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Schwede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Kroat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Islan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Ungar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Is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roatien</text:p>
          </table:table-cell>
          <table:table-cell office:value-type="string">
            <text:p>Bulgarien</text:p>
          </table:table-cell>
          <table:table-cell table:number-columns-repeated="2"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ulgarien</text:p>
          </table:table-cell>
          <table:table-cell office:value-type="string">
            <text:p>Malt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land</text:p>
          </table:table-cell>
          <table:table-cell office:value-type="string">
            <text:p>Schwede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Ungar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ulgarien</text:p>
          </table:table-cell>
          <table:table-cell office:value-type="string">
            <text:p>Schwed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roatien</text:p>
          </table:table-cell>
          <table:table-cell office:value-type="string">
            <text:p>Islan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roatien</text:p>
          </table:table-cell>
          <table:table-cell office:value-type="string">
            <text:p>Malt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Bulgar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Malta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ulgarien</text:p>
          </table:table-cell>
          <table:table-cell office:value-type="string">
            <text:p>Kroati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land</text:p>
          </table:table-cell>
          <table:table-cell office:value-type="string">
            <text:p>Ungar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land</text:p>
          </table:table-cell>
          <table:table-cell office:value-type="string">
            <text:p>Malt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Island</text:p>
          </table:table-cell>
          <table:table-cell office:value-type="string">
            <text:p>Kroati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Malt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Kroat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ulgarien</text:p>
          </table:table-cell>
          <table:table-cell office:value-type="string">
            <text:p>Islan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Schwed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Bulgarien</text:p>
          </table:table-cell>
          <table:table-cell office:value-type="string">
            <text:p>Ungar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Kroatien</text:p>
          </table:table-cell>
          <table:table-cell office:value-type="string">
            <text:p>Schwed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Bulgar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Kroat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Islan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wmqual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Ghan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string">
            <text:p>Trinidad und Tobag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Kat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Jamaik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og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Neuseela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Suedkore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hailand</text:p>
          </table:table-cell>
          <table:table-cell office:value-type="string">
            <text:p>Keny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l Salvador</text:p>
          </table:table-cell>
          <table:table-cell office:value-type="string">
            <text:p>Kanad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Haiti</text:p>
          </table:table-cell>
          <table:table-cell table:number-columns-repeated="2"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uedkorea</text:p>
          </table:table-cell>
          <table:table-cell office:value-type="string">
            <text:p>Marokk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Iran</text:p>
          </table:table-cell>
          <table:table-cell table:number-columns-repeated="2"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sland</text:p>
          </table:table-cell>
          <table:table-cell office:value-type="string">
            <text:p>Tschech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rmenien</text:p>
          </table:table-cell>
          <table:table-cell office:value-type="string">
            <text:p>Weissrusslan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innland</text:p>
          </table:table-cell>
          <table:table-cell office:value-type="string">
            <text:p>Estlan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Tuerkei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Panam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Ungar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uedkorea</text:p>
          </table:table-cell>
          <table:table-cell office:value-type="string">
            <text:p>Kolumb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Serb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Brasili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Georgien</text:p>
          </table:table-cell>
          <table:table-cell office:value-type="string">
            <text:p>Zyper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Slowake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Uruguay</text:p>
          </table:table-cell>
          <table:table-cell table:number-columns-repeated="2"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Mexiko</text:p>
          </table:table-cell>
          <table:table-cell table:number-columns-repeated="2"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Wal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Deutsch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Saudi-Arabi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Argentin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Tschech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Norweg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Costa Ric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Estlan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Georgien</text:p>
          </table:table-cell>
          <table:table-cell office:value-type="string">
            <text:p>Weissrussland</text:p>
          </table:table-cell>
          <table:table-cell table:number-columns-repeated="2"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rmenien</text:p>
          </table:table-cell>
          <table:table-cell office:value-type="string">
            <text:p>Zyper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ulgarien</text:p>
          </table:table-cell>
          <table:table-cell office:value-type="string">
            <text:p>Saudi-Arab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Albani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osovo</text:p>
          </table:table-cell>
          <table:table-cell office:value-type="string">
            <text:p>Lettlan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Mexik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uedkorea</text:p>
          </table:table-cell>
          <table:table-cell office:value-type="string">
            <text:p>Serb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Kolumbi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Is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rgentinien</text:p>
          </table:table-cell>
          <table:table-cell office:value-type="string">
            <text:p>Nigeri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Norweg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Spanien</text:p>
          </table:table-cell>
          <table:table-cell table:number-columns-repeated="2"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Niederlan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Costa Ric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Urugua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Jap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Panama</text:p>
          </table:table-cell>
          <table:table-cell table:number-columns-repeated="2"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Frankreich</text:p>
          </table:table-cell>
          <table:table-cell table:number-columns-repeated="2"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Brasil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USA</text:p>
          </table:table-cell>
          <table:table-cell table:number-columns-repeated="2"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uedkorea</text:p>
          </table:table-cell>
          <table:table-cell office:value-type="string">
            <text:p>Moldaw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Bosnien-Herzegowina</text:p>
          </table:table-cell>
          <table:table-cell table:number-columns-repeated="2"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uedkorea</text:p>
          </table:table-cell>
          <table:table-cell office:value-type="string">
            <text:p>Jamaika</text:p>
          </table:table-cell>
          <table:table-cell table:number-columns-repeated="2"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serbaidschan</text:p>
          </table:table-cell>
          <table:table-cell office:value-type="string">
            <text:p>Moldaw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exiko</text:p>
          </table:table-cell>
          <table:table-cell office:value-type="string">
            <text:p>Bosnien-Herzegowi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uedkorea</text:p>
          </table:table-cell>
          <table:table-cell office:value-type="string">
            <text:p>Lett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Malta</text:p>
          </table:table-cell>
          <table:table-cell table:number-columns-repeated="2"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Armeni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Weissruss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Liechtenstei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Russ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Marokko</text:p>
          </table:table-cell>
          <table:table-cell table:number-columns-repeated="2"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Finn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Om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Gibralta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Griechen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Frankrei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ettland</text:p>
          </table:table-cell>
          <table:table-cell office:value-type="string">
            <text:p>Luxembur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Gha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Serbi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Mauritani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Costa Ric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arokko</text:p>
          </table:table-cell>
          <table:table-cell office:value-type="string">
            <text:p>Kanad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Neusee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exik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Weissruss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Belg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Russla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Om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uedkorea</text:p>
          </table:table-cell>
          <table:table-cell office:value-type="string">
            <text:p>Kanad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Rumaen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Islan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Schwed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Serb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Daenemark</text:p>
          </table:table-cell>
          <table:table-cell table:number-columns-repeated="2"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ordirland</text:p>
          </table:table-cell>
          <table:table-cell office:value-type="string">
            <text:p>Kroati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Slowakei</text:p>
          </table:table-cell>
          <table:table-cell table:number-columns-repeated="2"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Deutsch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Elfenbeinkueste</text:p>
          </table:table-cell>
          <table:table-cell table:number-columns-repeated="2"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Elfenbeinkuest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Ugand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arokko</text:p>
          </table:table-cell>
          <table:table-cell office:value-type="string">
            <text:p>Finn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audi-Arabien</text:p>
          </table:table-cell>
          <table:table-cell office:value-type="string">
            <text:p>Slowen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Slowakei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lowenien</text:p>
          </table:table-cell>
          <table:table-cell office:value-type="string">
            <text:p>Finn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oldaw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Jordanien</text:p>
          </table:table-cell>
          <table:table-cell office:value-type="string">
            <text:p>Georg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rasilien</text:p>
          </table:table-cell>
          <table:table-cell office:value-type="string">
            <text:p>Kolumb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Serb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Jamai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exiko</text:p>
          </table:table-cell>
          <table:table-cell office:value-type="string">
            <text:p>Is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Andorr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Aserbaidsch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Honduras</text:p>
          </table:table-cell>
          <table:table-cell office:value-type="string">
            <text:p>Nicaragu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Ira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Zypern</text:p>
          </table:table-cell>
          <table:table-cell office:value-type="string">
            <text:p>Kasachst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Litau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ottland</text:p>
          </table:table-cell>
          <table:table-cell office:value-type="string">
            <text:p>Kanada</text:p>
          </table:table-cell>
          <table:table-cell table:number-columns-repeated="2"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igeria</text:p>
          </table:table-cell>
          <table:table-cell office:value-type="string">
            <text:p>Senegal</text:p>
          </table:table-cell>
          <table:table-cell table:number-columns-repeated="2"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Elfenbeinkuest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unesien</text:p>
          </table:table-cell>
          <table:table-cell office:value-type="string">
            <text:p>Kamer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uedafrika</text:p>
          </table:table-cell>
          <table:table-cell office:value-type="string">
            <text:p>Guinea-Bissau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Moldawi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Georgien</text:p>
          </table:table-cell>
          <table:table-cell office:value-type="string">
            <text:p>Lettland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Belgien</text:p>
          </table:table-cell>
          <table:table-cell table:number-columns-repeated="2" office:value-type="float" office:value="3">
            <text:p>3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Bosnien-Herzegowin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Kroati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egypten</text:p>
          </table:table-cell>
          <table:table-cell office:value-type="string">
            <text:p>Tog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Weissrusslan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uedafrika</text:p>
          </table:table-cell>
          <table:table-cell office:value-type="string">
            <text:p>Angola</text:p>
          </table:table-cell>
          <table:table-cell table:number-columns-repeated="2"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merun</text:p>
          </table:table-cell>
          <table:table-cell office:value-type="string">
            <text:p>Guine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Kap Ver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Schwed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Finn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Ital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Is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Span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egypten</text:p>
          </table:table-cell>
          <table:table-cell office:value-type="string">
            <text:p>Yem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Ghana</text:p>
          </table:table-cell>
          <table:table-cell office:value-type="string">
            <text:p>Benin</text:p>
          </table:table-cell>
          <table:table-cell table:number-columns-repeated="2"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Honduras</text:p>
          </table:table-cell>
          <table:table-cell office:value-type="string">
            <text:p>El Salvador</text:p>
          </table:table-cell>
          <table:table-cell table:number-columns-repeated="2" office:value-type="float" office:value="2">
            <text:p>2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exiko</text:p>
          </table:table-cell>
          <table:table-cell office:value-type="string">
            <text:p>Kroat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lfenbeinkueste</text:p>
          </table:table-cell>
          <table:table-cell office:value-type="string">
            <text:p>Benin</text:p>
          </table:table-cell>
          <table:table-cell table:number-columns-repeated="2"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arokko</text:p>
          </table:table-cell>
          <table:table-cell office:value-type="string">
            <text:p>Niederland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San Marino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igeria</text:p>
          </table:table-cell>
          <table:table-cell office:value-type="string">
            <text:p>Tog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weiz</text:p>
          </table:table-cell>
          <table:table-cell office:value-type="string">
            <text:p>Weissruss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exiko</text:p>
          </table:table-cell>
          <table:table-cell office:value-type="string">
            <text:p>Irlan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ordirland</text:p>
          </table:table-cell>
          <table:table-cell office:value-type="string">
            <text:p>Neusee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Paragua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Burkina Fas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Zyper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Venezuela</text:p>
          </table:table-cell>
          <table:table-cell table:number-columns-repeated="2"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rmenien</text:p>
          </table:table-cell>
          <table:table-cell office:value-type="string">
            <text:p>St. Kitts And Nevi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Urugua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Alban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Elfenbeinkuest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Ir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Tuerkei</text:p>
          </table:table-cell>
          <table:table-cell table:number-columns-repeated="2"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Russlan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Tschech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egypten</text:p>
          </table:table-cell>
          <table:table-cell office:value-type="string">
            <text:p>Liby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Mal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Moldaw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Deutsch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Syria</text:p>
          </table:table-cell>
          <table:table-cell table:number-columns-repeated="2"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Philippine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innland</text:p>
          </table:table-cell>
          <table:table-cell office:value-type="string">
            <text:p>Liechtenstein</text:p>
          </table:table-cell>
          <table:table-cell table:number-columns-repeated="2"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Georgien</text:p>
          </table:table-cell>
          <table:table-cell office:value-type="string">
            <text:p>St. Kitts And Nevi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Urugua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Kolumbien</text:p>
          </table:table-cell>
          <table:table-cell table:number-columns-repeated="2" office:value-type="float" office:value="2">
            <text:p>2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Paragua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string">
            <text:p>Venezuela</text:p>
          </table:table-cell>
          <table:table-cell table:number-columns-repeated="2"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rasilien</text:p>
          </table:table-cell>
          <table:table-cell office:value-type="string">
            <text:p>Argentin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Chile</text:p>
          </table:table-cell>
          <table:table-cell table:number-columns-repeated="2"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Weissrussland</text:p>
          </table:table-cell>
          <table:table-cell office:value-type="string">
            <text:p>Neusee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ustralien</text:p>
          </table:table-cell>
          <table:table-cell office:value-type="string">
            <text:p>Brasili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uedafrika</text:p>
          </table:table-cell>
          <table:table-cell office:value-type="string">
            <text:p>Sambi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Schwed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Chi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merun</text:p>
          </table:table-cell>
          <table:table-cell office:value-type="string">
            <text:p>Kolumbi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Curaca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string">
            <text:p>El Salvado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Jamaik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exiko</text:p>
          </table:table-cell>
          <table:table-cell office:value-type="string">
            <text:p>Gha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Guatemal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Peru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rgentinien</text:p>
          </table:table-cell>
          <table:table-cell office:value-type="string">
            <text:p>Bolivien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Urugua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exiko</text:p>
          </table:table-cell>
          <table:table-cell office:value-type="string">
            <text:p>Trinidad und Tobago</text:p>
          </table:table-cell>
          <table:table-cell table:number-columns-repeated="2" office:value-type="float" office:value="3">
            <text:p>3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rasilien</text:p>
          </table:table-cell>
          <table:table-cell office:value-type="string">
            <text:p>Costa Ric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Paragua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olumbien</text:p>
          </table:table-cell>
          <table:table-cell office:value-type="string">
            <text:p>Peru</text:p>
          </table:table-cell>
          <table:table-cell table:number-columns-repeated="2"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Brasilie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exiko</text:p>
          </table:table-cell>
          <table:table-cell office:value-type="string">
            <text:p>Argentinien</text:p>
          </table:table-cell>
          <table:table-cell table:number-columns-repeated="2"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Costa Rica</text:p>
          </table:table-cell>
          <table:table-cell office:value-type="string">
            <text:p>Urugua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Armenie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Costa Rica</text:p>
          </table:table-cell>
          <table:table-cell office:value-type="string">
            <text:p>Suedafrik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Frankrei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Costa Ric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Ghana</text:p>
          </table:table-cell>
          <table:table-cell table:number-columns-repeated="2"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exiko</text:p>
          </table:table-cell>
          <table:table-cell office:value-type="string">
            <text:p>Panam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Jordanien</text:p>
          </table:table-cell>
          <table:table-cell office:value-type="string">
            <text:p>Malt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Georgi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Montenegr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St. Kitts And Nevi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Tuerke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Griechen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Serbie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Itali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Eng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ordirland</text:p>
          </table:table-cell>
          <table:table-cell office:value-type="string">
            <text:p>Lett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Niederland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Schweiz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Islan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Deutsch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Georgien</text:p>
          </table:table-cell>
          <table:table-cell table:number-columns-repeated="2"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Leban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Kroati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serbaidschan</text:p>
          </table:table-cell>
          <table:table-cell office:value-type="string">
            <text:p>Moldaw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St. Kitts And Nevi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Portuga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Islan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Rumaenien</text:p>
          </table:table-cell>
          <table:table-cell table:number-columns-repeated="2"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Tschechi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Frankrei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Est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Finnlan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sland</text:p>
          </table:table-cell>
          <table:table-cell office:value-type="string">
            <text:p>Finn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Islan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Kanad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exiko</text:p>
          </table:table-cell>
          <table:table-cell office:value-type="string">
            <text:p>Senega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roatien</text:p>
          </table:table-cell>
          <table:table-cell office:value-type="string">
            <text:p>Israe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lowenien</text:p>
          </table:table-cell>
          <table:table-cell office:value-type="string">
            <text:p>Mazedon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Litau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Liechtenstein</text:p>
          </table:table-cell>
          <table:table-cell table:number-columns-repeated="2"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Serb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Moldaw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Norweg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Montenegr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Schwed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Isla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Zyper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Nordir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Schott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rmenien</text:p>
          </table:table-cell>
          <table:table-cell office:value-type="string">
            <text:p>Weissruss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Bosnien-Herzegowin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Lett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Frankreic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Schweiz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Bulgar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serbaidschan</text:p>
          </table:table-cell>
          <table:table-cell office:value-type="string">
            <text:p>Kasachst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Alban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Finnland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Kroat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Englan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Span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Moldaw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Faeroe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Wal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Weissruss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Serb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Georgien</text:p>
          </table:table-cell>
          <table:table-cell office:value-type="string">
            <text:p>Kasachstan</text:p>
          </table:table-cell>
          <table:table-cell table:number-columns-repeated="2"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Bulgar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Islan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Lettlan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Alban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Tuerke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Tschech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weiz</text:p>
          </table:table-cell>
          <table:table-cell office:value-type="string">
            <text:p>Bosnien-Herzegowi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Slowakei</text:p>
          </table:table-cell>
          <table:table-cell table:number-columns-repeated="2"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Belg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ottland</text:p>
          </table:table-cell>
          <table:table-cell office:value-type="string">
            <text:p>Daenemar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Niederland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Russlan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Elfenbeinkueste</text:p>
          </table:table-cell>
          <table:table-cell table:number-columns-repeated="2"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rinidad und Tobag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erbien</text:p>
          </table:table-cell>
          <table:table-cell office:value-type="string">
            <text:p>Zyper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Kongo</text:p>
          </table:table-cell>
          <table:table-cell table:number-columns-repeated="2"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Ecuad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serbaidschan</text:p>
          </table:table-cell>
          <table:table-cell office:value-type="string">
            <text:p>Andorra</text:p>
          </table:table-cell>
          <table:table-cell table:number-columns-repeated="2"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Georgi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Malta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arokko</text:p>
          </table:table-cell>
          <table:table-cell office:value-type="string">
            <text:p>Cong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roatien</text:p>
          </table:table-cell>
          <table:table-cell office:value-type="string">
            <text:p>Moldaw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Austral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Niederlande</text:p>
          </table:table-cell>
          <table:table-cell table:number-columns-repeated="2"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ordirland</text:p>
          </table:table-cell>
          <table:table-cell office:value-type="string">
            <text:p>Weissrusslan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rgentinien</text:p>
          </table:table-cell>
          <table:table-cell office:value-type="string">
            <text:p>Hondura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string">
            <text:p>Trinidad und Tobag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Jamaik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weiz</text:p>
          </table:table-cell>
          <table:table-cell office:value-type="string">
            <text:p>Belg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exiko</text:p>
          </table:table-cell>
          <table:table-cell office:value-type="string">
            <text:p>Paragua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El Salvado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Bolivie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rmenien</text:p>
          </table:table-cell>
          <table:table-cell office:value-type="string">
            <text:p>Guatemala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itauen</text:p>
          </table:table-cell>
          <table:table-cell office:value-type="string">
            <text:p>Est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serbaidschan</text:p>
          </table:table-cell>
          <table:table-cell office:value-type="string">
            <text:p>Mazedoni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Kata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Slowakei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Bosnien-Herzegowin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Ukrain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Montenegr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Schott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Norweg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olumbien</text:p>
          </table:table-cell>
          <table:table-cell office:value-type="string">
            <text:p>Hait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Brasil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Slowen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Kameru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Nigeri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erbien</text:p>
          </table:table-cell>
          <table:table-cell office:value-type="string">
            <text:p>Israe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Malt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Weissruss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Suedkorea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Tschech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Islan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Niederland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Finn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exiko</text:p>
          </table:table-cell>
          <table:table-cell office:value-type="string">
            <text:p>Chi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l Salvador</text:p>
          </table:table-cell>
          <table:table-cell office:value-type="string">
            <text:p>Armeni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Ira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Portuga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osnien-Herzegowina</text:p>
          </table:table-cell>
          <table:table-cell office:value-type="string">
            <text:p>Daenemark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Bulgarien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weiz</text:p>
          </table:table-cell>
          <table:table-cell office:value-type="string">
            <text:p>Moldaw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Aserbaidschan</text:p>
          </table:table-cell>
          <table:table-cell table:number-columns-repeated="2"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Georgie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osovo</text:p>
          </table:table-cell>
          <table:table-cell office:value-type="string">
            <text:p>Faeroe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Ukrai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ustralien</text:p>
          </table:table-cell>
          <table:table-cell office:value-type="string">
            <text:p>Griechen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Ungar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Niederlan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Nordir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Schottlan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Suedkore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Wal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Norweg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erbien</text:p>
          </table:table-cell>
          <table:table-cell office:value-type="string">
            <text:p>Russ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lowenien</text:p>
          </table:table-cell>
          <table:table-cell office:value-type="string">
            <text:p>Tuerke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Litau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Finn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sland</text:p>
          </table:table-cell>
          <table:table-cell office:value-type="string">
            <text:p>Liechtenstei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Bulgarie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ustralien</text:p>
          </table:table-cell>
          <table:table-cell office:value-type="string">
            <text:p>Griechen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Bosnien-Herzegowin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Kasachst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Uzbekist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Georg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Estlan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osovo</text:p>
          </table:table-cell>
          <table:table-cell office:value-type="string">
            <text:p>Senega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Vereinigte Arabische Emirate</text:p>
          </table:table-cell>
          <table:table-cell table:number-columns-repeated="2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Aserbaidsch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itauen</text:p>
          </table:table-cell>
          <table:table-cell office:value-type="string">
            <text:p>Vereinigte Arabische Emirate</text:p>
          </table:table-cell>
          <table:table-cell table:number-columns-repeated="2"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Moldaw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ettland</text:p>
          </table:table-cell>
          <table:table-cell office:value-type="string">
            <text:p>Armen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Tuerke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US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Oma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Argentinie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Norweg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osnien-Herzegowina</text:p>
          </table:table-cell>
          <table:table-cell office:value-type="string">
            <text:p>Liechtenstei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Mal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Est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roatien</text:p>
          </table:table-cell>
          <table:table-cell office:value-type="string">
            <text:p>Zyper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Austral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Niederland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Span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Urugua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Mexiko</text:p>
          </table:table-cell>
          <table:table-cell table:number-columns-repeated="2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uedkorea</text:p>
          </table:table-cell>
          <table:table-cell office:value-type="string">
            <text:p>Urugua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audi-Arabien</text:p>
          </table:table-cell>
          <table:table-cell office:value-type="string">
            <text:p>Australi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Jamaik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Hait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rasilien</text:p>
          </table:table-cell>
          <table:table-cell office:value-type="string">
            <text:p>Ecuad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exiko</text:p>
          </table:table-cell>
          <table:table-cell office:value-type="string">
            <text:p>Boliv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exiko</text:p>
          </table:table-cell>
          <table:table-cell office:value-type="string">
            <text:p>Hondura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audi-Arabien</text:p>
          </table:table-cell>
          <table:table-cell office:value-type="string">
            <text:p>Uruguay</text:p>
          </table:table-cell>
          <table:table-cell table:number-columns-repeated="2"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Ecuador</text:p>
          </table:table-cell>
          <table:table-cell table:number-columns-repeated="2"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Peru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olumbien</text:p>
          </table:table-cell>
          <table:table-cell office:value-type="string">
            <text:p>El Salvado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rgentinien</text:p>
          </table:table-cell>
          <table:table-cell office:value-type="string">
            <text:p>Brasil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rasilien</text:p>
          </table:table-cell>
          <table:table-cell office:value-type="string">
            <text:p>Jap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Austral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rmenien</text:p>
          </table:table-cell>
          <table:table-cell office:value-type="string">
            <text:p>Frankreich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Bolivien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Honduras</text:p>
          </table:table-cell>
          <table:table-cell table:number-columns-repeated="2"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Kolumb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Brasili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Est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Mexik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Islan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rgentinien</text:p>
          </table:table-cell>
          <table:table-cell office:value-type="string">
            <text:p>Kroat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string">
            <text:p>Costa Rica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Kolumb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Alban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Venezuel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Austral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Finnla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lowenien</text:p>
          </table:table-cell>
          <table:table-cell office:value-type="string">
            <text:p>Kolumb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Serb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Weissrussland</text:p>
          </table:table-cell>
          <table:table-cell office:value-type="string">
            <text:p>Mexik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Brasil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Daenemar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Russ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Deutsch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US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Alban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Schweiz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rgentinien</text:p>
          </table:table-cell>
          <table:table-cell office:value-type="string">
            <text:p>Portug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Schwed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ottland</text:p>
          </table:table-cell>
          <table:table-cell office:value-type="string">
            <text:p>Englan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Urugua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Kanada</text:p>
          </table:table-cell>
          <table:table-cell table:number-columns-repeated="2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Estlan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Elfenbeinkuest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Is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Finn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Is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innland</text:p>
          </table:table-cell>
          <table:table-cell office:value-type="string">
            <text:p>Yem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US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Bulgar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Panam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osovo</text:p>
          </table:table-cell>
          <table:table-cell office:value-type="string">
            <text:p>Haiti</text:p>
          </table:table-cell>
          <table:table-cell table:number-columns-repeated="2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Georgien</text:p>
          </table:table-cell>
          <table:table-cell office:value-type="string">
            <text:p>Malt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US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Australien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ottland</text:p>
          </table:table-cell>
          <table:table-cell office:value-type="string">
            <text:p>Nordir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Chi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Brasili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Guatemal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arokko</text:p>
          </table:table-cell>
          <table:table-cell office:value-type="string">
            <text:p>Urugua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l Salvador</text:p>
          </table:table-cell>
          <table:table-cell office:value-type="string">
            <text:p>Argentin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exiko</text:p>
          </table:table-cell>
          <table:table-cell office:value-type="string">
            <text:p>Ecuad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rasilien</text:p>
          </table:table-cell>
          <table:table-cell office:value-type="string">
            <text:p>Chi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Daenemar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Slowen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olumbien</text:p>
          </table:table-cell>
          <table:table-cell office:value-type="string">
            <text:p>Kuwai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Austral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San Marin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weiz</text:p>
          </table:table-cell>
          <table:table-cell office:value-type="string">
            <text:p>USA</text:p>
          </table:table-cell>
          <table:table-cell table:number-columns-repeated="2"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Is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Kasachstan</text:p>
          </table:table-cell>
          <table:table-cell table:number-columns-repeated="2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Ir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Lett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Tuerke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Bosnien-Herzegowina</text:p>
          </table:table-cell>
          <table:table-cell table:number-columns-repeated="2"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Tschech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Span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Eng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Kap Ver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string">
            <text:p>Argentin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Mexik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osovo</text:p>
          </table:table-cell>
          <table:table-cell office:value-type="string">
            <text:p>Tuerkei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exiko</text:p>
          </table:table-cell>
          <table:table-cell office:value-type="string">
            <text:p>Guatemal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Nordir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Mexiko</text:p>
          </table:table-cell>
          <table:table-cell table:number-columns-repeated="2"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Litaue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US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ottland</text:p>
          </table:table-cell>
          <table:table-cell office:value-type="string">
            <text:p>Kata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El Salvad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Aequatorialguin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olumbien</text:p>
          </table:table-cell>
          <table:table-cell office:value-type="string">
            <text:p>Costa Ric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string">
            <text:p>Guatemal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rgentinien</text:p>
          </table:table-cell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Eng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Weissrusslan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erbien</text:p>
          </table:table-cell>
          <table:table-cell office:value-type="string">
            <text:p>Aserbaidsch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roatien</text:p>
          </table:table-cell>
          <table:table-cell office:value-type="string">
            <text:p>Gibralta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Belgie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rasilien</text:p>
          </table:table-cell>
          <table:table-cell office:value-type="string">
            <text:p>Mexik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Bulgarie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Schwed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Montenegr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Litau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innland</text:p>
          </table:table-cell>
          <table:table-cell office:value-type="string">
            <text:p>Estlan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Georgien</text:p>
          </table:table-cell>
          <table:table-cell office:value-type="string">
            <text:p>Ukrai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weiz</text:p>
          </table:table-cell>
          <table:table-cell office:value-type="string">
            <text:p>Liechtenstei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US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rasilien</text:p>
          </table:table-cell>
          <table:table-cell office:value-type="string">
            <text:p>Hondura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Costa Ric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Frankreic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Portug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Griechen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exiko</text:p>
          </table:table-cell>
          <table:table-cell office:value-type="string">
            <text:p>Costa Rica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osovo</text:p>
          </table:table-cell>
          <table:table-cell office:value-type="string">
            <text:p>Aequatorialguine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osovo</text:p>
          </table:table-cell>
          <table:table-cell office:value-type="string">
            <text:p>Albanien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Guatemala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Urugua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sachstan</text:p>
          </table:table-cell>
          <table:table-cell office:value-type="string">
            <text:p>Georg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Weissrussland</text:p>
          </table:table-cell>
          <table:table-cell office:value-type="string">
            <text:p>Montenegro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Lett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innland</text:p>
          </table:table-cell>
          <table:table-cell office:value-type="string">
            <text:p>Slowen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serbaidschan</text:p>
          </table:table-cell>
          <table:table-cell office:value-type="string">
            <text:p>Malt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Irak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oldawien</text:p>
          </table:table-cell>
          <table:table-cell office:value-type="string">
            <text:p>Andorra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Litau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olumbien</text:p>
          </table:table-cell>
          <table:table-cell office:value-type="string">
            <text:p>Serb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Slowakei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Israe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Norwege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Ghana</text:p>
          </table:table-cell>
          <table:table-cell table:number-columns-repeated="2"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Kroati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osnien-Herzegowina</text:p>
          </table:table-cell>
          <table:table-cell office:value-type="string">
            <text:p>US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Tschech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Griechenlan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Argentin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weiz</text:p>
          </table:table-cell>
          <table:table-cell office:value-type="string">
            <text:p>Brasil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Bulgar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Armen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Ir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Paraguay</text:p>
          </table:table-cell>
          <table:table-cell table:number-columns-repeated="2" office:value-type="float" office:value="3">
            <text:p>3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Frankreich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Schottlan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sland</text:p>
          </table:table-cell>
          <table:table-cell office:value-type="string">
            <text:p>Faeroe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string">
            <text:p>Span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exiko</text:p>
          </table:table-cell>
          <table:table-cell office:value-type="string">
            <text:p>Elfenbeinkues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Weissrussland</text:p>
          </table:table-cell>
          <table:table-cell office:value-type="string">
            <text:p>Kirgisist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rasilien</text:p>
          </table:table-cell>
          <table:table-cell office:value-type="string">
            <text:p>Australie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Mauritania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uedkorea</text:p>
          </table:table-cell>
          <table:table-cell office:value-type="string">
            <text:p>Kroat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Mauritan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Chile</text:p>
          </table:table-cell>
          <table:table-cell table:number-columns-repeated="2"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rasilien</text:p>
          </table:table-cell>
          <table:table-cell office:value-type="string">
            <text:p>Portuga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erbien</text:p>
          </table:table-cell>
          <table:table-cell office:value-type="string">
            <text:p>Japa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Australie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uedkorea</text:p>
          </table:table-cell>
          <table:table-cell office:value-type="string">
            <text:p>Brasil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rasilien</text:p>
          </table:table-cell>
          <table:table-cell office:value-type="string">
            <text:p>Sambi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Weissrussland</text:p>
          </table:table-cell>
          <table:table-cell office:value-type="string">
            <text:p>Jap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Australi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exiko</text:p>
          </table:table-cell>
          <table:table-cell office:value-type="string">
            <text:p>Finnlan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Kolumb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uedkorea</text:p>
          </table:table-cell>
          <table:table-cell office:value-type="string">
            <text:p>Schweiz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Weissrussland</text:p>
          </table:table-cell>
          <table:table-cell office:value-type="string">
            <text:p>Alban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Kanad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Serb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Aserbaidsch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Norweg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Nordir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Lettlan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Slowake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Chil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ottland</text:p>
          </table:table-cell>
          <table:table-cell office:value-type="string">
            <text:p>USA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rgentinien</text:p>
          </table:table-cell>
          <table:table-cell office:value-type="string">
            <text:p>Ecuador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Niederlande</text:p>
          </table:table-cell>
          <table:table-cell table:number-columns-repeated="2"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Finn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rasilien</text:p>
          </table:table-cell>
          <table:table-cell office:value-type="string">
            <text:p>Hondura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Montenegr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oldawien</text:p>
          </table:table-cell>
          <table:table-cell office:value-type="string">
            <text:p>Litau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Nigeria</text:p>
          </table:table-cell>
          <table:table-cell table:number-columns-repeated="2"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rgentinien</text:p>
          </table:table-cell>
          <table:table-cell office:value-type="string">
            <text:p>Bosnien-Herzegowin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ustralien</text:p>
          </table:table-cell>
          <table:table-cell office:value-type="string">
            <text:p>Costa Ric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Suedkore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lowenien</text:p>
          </table:table-cell>
          <table:table-cell office:value-type="string">
            <text:p>Kanad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Weissrussla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Faeroe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Estlan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Schott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uedafrika</text:p>
          </table:table-cell>
          <table:table-cell office:value-type="string">
            <text:p>Span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Gibraltar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Kolumb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US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Ir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Japa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Deutsch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rasilien</text:p>
          </table:table-cell>
          <table:table-cell office:value-type="string">
            <text:p>Chi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Moldaw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oldawien</text:p>
          </table:table-cell>
          <table:table-cell office:value-type="string">
            <text:p>Schwed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Pol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Moldaw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Costa Ric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exiko</text:p>
          </table:table-cell>
          <table:table-cell office:value-type="string">
            <text:p>Suedkore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Suedkore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Faeroee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Georgien</text:p>
          </table:table-cell>
          <table:table-cell office:value-type="string">
            <text:p>Liechtenstei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Armen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itauen</text:p>
          </table:table-cell>
          <table:table-cell office:value-type="string">
            <text:p>Kasachstan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serbaidschan</text:p>
          </table:table-cell>
          <table:table-cell office:value-type="string">
            <text:p>Philippin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ulgarien</text:p>
          </table:table-cell>
          <table:table-cell office:value-type="string">
            <text:p>Weissrussla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Malt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Finn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lgerien</text:p>
          </table:table-cell>
          <table:table-cell office:value-type="string">
            <text:p>Slowen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Gha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Suedkore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uedafrika</text:p>
          </table:table-cell>
          <table:table-cell office:value-type="string">
            <text:p>Brasilie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Norwegen</text:p>
          </table:table-cell>
          <table:table-cell table:number-columns-repeated="2"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osnien-Herzegowina</text:p>
          </table:table-cell>
          <table:table-cell office:value-type="string">
            <text:p>Aegypt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Slowakei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Lettla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Moldawi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olumbien</text:p>
          </table:table-cell>
          <table:table-cell office:value-type="string">
            <text:p>Tunes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Zypern</text:p>
          </table:table-cell>
          <table:table-cell office:value-type="string">
            <text:p>Nordir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Kap Verde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Estlan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US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Argentin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weiz</text:p>
          </table:table-cell>
          <table:table-cell office:value-type="string">
            <text:p>Kroatien</text:p>
          </table:table-cell>
          <table:table-cell table:number-columns-repeated="2"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Uruguay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Serb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Islan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Elfenbeinkueste</text:p>
          </table:table-cell>
          <table:table-cell table:number-columns-repeated="2"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Schott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Chi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ustralien</text:p>
          </table:table-cell>
          <table:table-cell office:value-type="string">
            <text:p>Ecuado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Daenemar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Niederland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Kameru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Ital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exiko</text:p>
          </table:table-cell>
          <table:table-cell office:value-type="string">
            <text:p>Nigeria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Mexiko</text:p>
          </table:table-cell>
          <table:table-cell table:number-columns-repeated="2"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Ecuador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Weissruss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innland</text:p>
          </table:table-cell>
          <table:table-cell office:value-type="string">
            <text:p>Tschechien</text:p>
          </table:table-cell>
          <table:table-cell table:number-columns-repeated="2"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Weissrusslan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Nig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Daenemark</text:p>
          </table:table-cell>
          <table:table-cell table:number-columns-repeated="2"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ulgarien</text:p>
          </table:table-cell>
          <table:table-cell office:value-type="string">
            <text:p>Kanada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Montenegr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audi-Arabien</text:p>
          </table:table-cell>
          <table:table-cell office:value-type="string">
            <text:p>Moldawi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Tuerke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ustralien</text:p>
          </table:table-cell>
          <table:table-cell office:value-type="string">
            <text:p>Suedafrika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Slowake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Iran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Kamer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Gibraltar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Luxemburg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erbien</text:p>
          </table:table-cell>
          <table:table-cell office:value-type="string">
            <text:p>Jamaik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Zyper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oldawien</text:p>
          </table:table-cell>
          <table:table-cell office:value-type="string">
            <text:p>Kanada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Norwege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Aserbaidscha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uedkorea</text:p>
          </table:table-cell>
          <table:table-cell office:value-type="string">
            <text:p>Tunes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igeria</text:p>
          </table:table-cell>
          <table:table-cell office:value-type="string">
            <text:p>Schottland</text:p>
          </table:table-cell>
          <table:table-cell table:number-columns-repeated="2"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exiko</text:p>
          </table:table-cell>
          <table:table-cell office:value-type="string">
            <text:p>Israe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itauen</text:p>
          </table:table-cell>
          <table:table-cell office:value-type="string">
            <text:p>Finn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merun</text:p>
          </table:table-cell>
          <table:table-cell office:value-type="string">
            <text:p>Paragua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ettland</text:p>
          </table:table-cell>
          <table:table-cell office:value-type="string">
            <text:p>Estlan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audi-Arabien</text:p>
          </table:table-cell>
          <table:table-cell office:value-type="string">
            <text:p>Georg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Honduras</text:p>
          </table:table-cell>
          <table:table-cell office:value-type="string">
            <text:p>Tuerke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azedon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Is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weiz</text:p>
          </table:table-cell>
          <table:table-cell office:value-type="string">
            <text:p>Jamai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Peru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Boliv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string">
            <text:p>Nordir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Aegypt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osnien-Herzegowina</text:p>
          </table:table-cell>
          <table:table-cell office:value-type="string">
            <text:p>Elfenbeinkues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innland</text:p>
          </table:table-cell>
          <table:table-cell office:value-type="string">
            <text:p>Est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Russ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roatien</text:p>
          </table:table-cell>
          <table:table-cell office:value-type="string">
            <text:p>Mal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lgerien</text:p>
          </table:table-cell>
          <table:table-cell office:value-type="string">
            <text:p>Armeni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itauen</text:p>
          </table:table-cell>
          <table:table-cell office:value-type="string">
            <text:p>Lett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Rumaen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Griechen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Gha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Ir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exiko</text:p>
          </table:table-cell>
          <table:table-cell office:value-type="string">
            <text:p>Ecuado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olumbien</text:p>
          </table:table-cell>
          <table:table-cell office:value-type="string">
            <text:p>Senegal</text:p>
          </table:table-cell>
          <table:table-cell table:number-columns-repeated="2"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Serb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Tuerke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Belg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Kamerun</text:p>
          </table:table-cell>
          <table:table-cell table:number-columns-repeated="2"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Paraguay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Honduras</text:p>
          </table:table-cell>
          <table:table-cell office:value-type="string">
            <text:p>Israe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Costa Rica</text:p>
          </table:table-cell>
          <table:table-cell office:value-type="string">
            <text:p>Japa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Oesterrei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weiz</text:p>
          </table:table-cell>
          <table:table-cell office:value-type="string">
            <text:p>Peru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rasilien</text:p>
          </table:table-cell>
          <table:table-cell office:value-type="string">
            <text:p>Panam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Nigeria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exiko</text:p>
          </table:table-cell>
          <table:table-cell office:value-type="string">
            <text:p>Bosnien-Herzegowi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Mal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Alban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lgerien</text:p>
          </table:table-cell>
          <table:table-cell office:value-type="string">
            <text:p>Rumaen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Wal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Luxemburg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string">
            <text:p>England</text:p>
          </table:table-cell>
          <table:table-cell table:number-columns-repeated="2"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sland</text:p>
          </table:table-cell>
          <table:table-cell office:value-type="string">
            <text:p>Est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rgentinien</text:p>
          </table:table-cell>
          <table:table-cell office:value-type="string">
            <text:p>Trinidad und Tobag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string">
            <text:p>Slowen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Nordir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l Salvador</text:p>
          </table:table-cell>
          <table:table-cell office:value-type="string">
            <text:p>Elfenbeinkuest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Marokk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Litau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Armenie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rasilien</text:p>
          </table:table-cell>
          <table:table-cell office:value-type="string">
            <text:p>Serb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roatien</text:p>
          </table:table-cell>
          <table:table-cell office:value-type="string">
            <text:p>Austral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olumbien</text:p>
          </table:table-cell>
          <table:table-cell office:value-type="string">
            <text:p>Jordani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Sambi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Boliv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Costa Rica</text:p>
          </table:table-cell>
          <table:table-cell office:value-type="string">
            <text:p>Ir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exiko</text:p>
          </table:table-cell>
          <table:table-cell office:value-type="string">
            <text:p>Portug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Tajikist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Kasachsta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Tunes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rgentinien</text:p>
          </table:table-cell>
          <table:table-cell office:value-type="string">
            <text:p>Slowen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l Salvador</text:p>
          </table:table-cell>
          <table:table-cell office:value-type="string">
            <text:p>Span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Honduras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Nigeri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Albani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Jamaika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Ghana</text:p>
          </table:table-cell>
          <table:table-cell office:value-type="string">
            <text:p>Suedkore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Portuga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Elfenbeinkueste</text:p>
          </table:table-cell>
          <table:table-cell table:number-columns-repeated="2"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rmenien</text:p>
          </table:table-cell>
          <table:table-cell office:value-type="string">
            <text:p>Weissruss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Tschech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Griechenlan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Brasili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Slowakei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Moldaw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roatien</text:p>
          </table:table-cell>
          <table:table-cell office:value-type="string">
            <text:p>Schweiz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Israel</text:p>
          </table:table-cell>
          <table:table-cell table:number-columns-repeated="2"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Lett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ordirland</text:p>
          </table:table-cell>
          <table:table-cell office:value-type="string">
            <text:p>Finnland</text:p>
          </table:table-cell>
          <table:table-cell table:number-columns-repeated="2" office:value-type="float" office:value="3">
            <text:p>3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Argentini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erbien</text:p>
          </table:table-cell>
          <table:table-cell office:value-type="string">
            <text:p>Ir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Bosnien-Herzegowi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Pol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Litau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lowenien</text:p>
          </table:table-cell>
          <table:table-cell office:value-type="string">
            <text:p>Rumaenie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Niederland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ottland</text:p>
          </table:table-cell>
          <table:table-cell office:value-type="string">
            <text:p>Australi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Ital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Uruguay</text:p>
          </table:table-cell>
          <table:table-cell table:number-columns-repeated="2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Panam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rinidad und Tobag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exiko</text:p>
          </table:table-cell>
          <table:table-cell office:value-type="string">
            <text:p>US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Saudi-Arabie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Finn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Om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Suedafri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Jap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USA</text:p>
          </table:table-cell>
          <table:table-cell table:number-columns-repeated="2"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rmenien</text:p>
          </table:table-cell>
          <table:table-cell office:value-type="string">
            <text:p>Litaue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ulgarien</text:p>
          </table:table-cell>
          <table:table-cell office:value-type="string">
            <text:p>Ukrai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Slowakei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Zypern</text:p>
          </table:table-cell>
          <table:table-cell office:value-type="string">
            <text:p>Finnlan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Sloweni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unesien</text:p>
          </table:table-cell>
          <table:table-cell office:value-type="string">
            <text:p>Schweiz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al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Islan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Weissruss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Serbi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Belg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Schott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Deutsch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Elfenbeinkuest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Norweg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Englan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Urugua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Griechen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Kamerun</text:p>
          </table:table-cell>
          <table:table-cell table:number-columns-repeated="2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Frankrei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Spanie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Pole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uedafrika</text:p>
          </table:table-cell>
          <table:table-cell office:value-type="string">
            <text:p>Norweg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Nordkore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hailand</text:p>
          </table:table-cell>
          <table:table-cell office:value-type="string">
            <text:p>Finnlan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Daenemark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Kanada</text:p>
          </table:table-cell>
          <table:table-cell table:number-columns-repeated="2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exiko</text:p>
          </table:table-cell>
          <table:table-cell office:value-type="string">
            <text:p>Daenemark</text:p>
          </table:table-cell>
          <table:table-cell table:number-columns-repeated="2"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Pole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Lettlan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roatien</text:p>
          </table:table-cell>
          <table:table-cell office:value-type="string">
            <text:p>Suedkore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serbaidschan</text:p>
          </table:table-cell>
          <table:table-cell office:value-type="string">
            <text:p>Liechtenstei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oldawien</text:p>
          </table:table-cell>
          <table:table-cell office:value-type="string">
            <text:p>Kasachsta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Weissruss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Zypern</text:p>
          </table:table-cell>
          <table:table-cell office:value-type="string">
            <text:p>Serbi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lowenien</text:p>
          </table:table-cell>
          <table:table-cell office:value-type="string">
            <text:p>Bosnien-Herzegowin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Ukrain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audi-Arabien</text:p>
          </table:table-cell>
          <table:table-cell office:value-type="string">
            <text:p>Chin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Finnla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Georg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Urugua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Tschech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Nordir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Daenemar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Brasil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sland</text:p>
          </table:table-cell>
          <table:table-cell office:value-type="string">
            <text:p>Russlan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Argentini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Schweiz</text:p>
          </table:table-cell>
          <table:table-cell table:number-columns-repeated="2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Pol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ottland</text:p>
          </table:table-cell>
          <table:table-cell office:value-type="string">
            <text:p>Est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Oesterreic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Slowake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Australi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Deutsch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Ecuado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Brasilien</text:p>
          </table:table-cell>
          <table:table-cell table:number-columns-repeated="2"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Kanad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Weissrusslan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rasilien</text:p>
          </table:table-cell>
          <table:table-cell office:value-type="string">
            <text:p>Russ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Finnlan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Litaue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lowakei</text:p>
          </table:table-cell>
          <table:table-cell office:value-type="string">
            <text:p>Schwed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Mexiko</text:p>
          </table:table-cell>
          <table:table-cell table:number-columns-repeated="2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rasilien</text:p>
          </table:table-cell>
          <table:table-cell office:value-type="string">
            <text:p>Chile</text:p>
          </table:table-cell>
          <table:table-cell table:number-columns-repeated="2"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Lettlan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Lettland</text:p>
          </table:table-cell>
          <table:table-cell table:number-columns-repeated="2" office:value-type="float" office:value="3">
            <text:p>3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Costa Ric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Aserbaidschan</text:p>
          </table:table-cell>
          <table:table-cell table:number-columns-repeated="2"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string">
            <text:p>Deutschlan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Ir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Belgie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Bulgar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Slowen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San Marin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exiko</text:p>
          </table:table-cell>
          <table:table-cell office:value-type="string">
            <text:p>Nigeria</text:p>
          </table:table-cell>
          <table:table-cell table:number-columns-repeated="2"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Georgie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Kamerun</text:p>
          </table:table-cell>
          <table:table-cell table:number-columns-repeated="2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Deutschlan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rasilien</text:p>
          </table:table-cell>
          <table:table-cell office:value-type="string">
            <text:p>England</text:p>
          </table:table-cell>
          <table:table-cell table:number-columns-repeated="2"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Honduras</text:p>
          </table:table-cell>
          <table:table-cell office:value-type="string">
            <text:p>Israe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Weissrusslan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Mazedon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sachstan</text:p>
          </table:table-cell>
          <table:table-cell office:value-type="string">
            <text:p>Bulgar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Trinidad und Tobag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Liechtenstei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Georg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string">
            <text:p>Frankreic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Kuwai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Trinidad und Tobag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Hait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rasilien</text:p>
          </table:table-cell>
          <table:table-cell office:value-type="string">
            <text:p>Frankrei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Niederlan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Kirgisistan</text:p>
          </table:table-cell>
          <table:table-cell table:number-columns-repeated="2"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Mazedon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Ir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sachstan</text:p>
          </table:table-cell>
          <table:table-cell office:value-type="string">
            <text:p>Syria</text:p>
          </table:table-cell>
          <table:table-cell table:number-columns-repeated="2"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Serb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serbaidschan</text:p>
          </table:table-cell>
          <table:table-cell office:value-type="string">
            <text:p>Mazedon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itauen</text:p>
          </table:table-cell>
          <table:table-cell office:value-type="string">
            <text:p>Armeni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ettland</text:p>
          </table:table-cell>
          <table:table-cell office:value-type="string">
            <text:p>Finnlan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Zypern</text:p>
          </table:table-cell>
          <table:table-cell office:value-type="string">
            <text:p>Moldawi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Weissrussland</text:p>
          </table:table-cell>
          <table:table-cell office:value-type="string">
            <text:p>Bulgar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lfenbeinkueste</text:p>
          </table:table-cell>
          <table:table-cell office:value-type="string">
            <text:p>Israe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Islan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Tschechi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Montenegr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Schweiz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Central African Republic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Slowake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Georg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Rumaen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lowenien</text:p>
          </table:table-cell>
          <table:table-cell office:value-type="string">
            <text:p>Belg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Austral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Span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ottland</text:p>
          </table:table-cell>
          <table:table-cell office:value-type="string">
            <text:p>Daenemar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Brasili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Kroat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Luxembur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Uruguay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Mexiko</text:p>
          </table:table-cell>
          <table:table-cell table:number-columns-repeated="2"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Chi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Ukrain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US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Deutschland</text:p>
          </table:table-cell>
          <table:table-cell table:number-columns-repeated="2"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uedkorea</text:p>
          </table:table-cell>
          <table:table-cell office:value-type="string">
            <text:p>Polen</text:p>
          </table:table-cell>
          <table:table-cell table:number-columns-repeated="2"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Bulgari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Hondura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stland</text:p>
          </table:table-cell>
          <table:table-cell office:value-type="string">
            <text:p>Ukrain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Weissruss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Ecuad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Georgien</text:p>
          </table:table-cell>
          <table:table-cell office:value-type="string">
            <text:p>Moldaw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Aserbaidsch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Liechtenstei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Zypern</text:p>
          </table:table-cell>
          <table:table-cell office:value-type="string">
            <text:p>Schott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Russ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Schweiz</text:p>
          </table:table-cell>
          <table:table-cell table:number-columns-repeated="2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Ital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Deutschland</text:p>
          </table:table-cell>
          <table:table-cell table:number-columns-repeated="2" office:value-type="float" office:value="3">
            <text:p>3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Rumaen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US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exiko</text:p>
          </table:table-cell>
          <table:table-cell office:value-type="string">
            <text:p>Serb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Norwege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Span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Honduras</text:p>
          </table:table-cell>
          <table:table-cell office:value-type="string">
            <text:p>Serb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azedonien</text:p>
          </table:table-cell>
          <table:table-cell office:value-type="string">
            <text:p>Alban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Weissrussland</text:p>
          </table:table-cell>
          <table:table-cell office:value-type="string">
            <text:p>Liby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lowenien</text:p>
          </table:table-cell>
          <table:table-cell office:value-type="string">
            <text:p>US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Oesterreic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uxemburg</text:p>
          </table:table-cell>
          <table:table-cell office:value-type="string">
            <text:p>Schweiz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Finnla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Ungar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Rumaeni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Niederland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Schwed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Belg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Costa Rica</text:p>
          </table:table-cell>
          <table:table-cell office:value-type="string">
            <text:p>Spanien</text:p>
          </table:table-cell>
          <table:table-cell table:number-columns-repeated="2"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Venezuel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US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exiko</text:p>
          </table:table-cell>
          <table:table-cell office:value-type="string">
            <text:p>Venezuel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osnien-Herzegowina</text:p>
          </table:table-cell>
          <table:table-cell office:value-type="string">
            <text:p>Brasil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Georgien</text:p>
          </table:table-cell>
          <table:table-cell office:value-type="string">
            <text:p>Albani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Ukrain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rmenien</text:p>
          </table:table-cell>
          <table:table-cell office:value-type="string">
            <text:p>Kanad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maenien</text:p>
          </table:table-cell>
          <table:table-cell office:value-type="string">
            <text:p>Uruguay</text:p>
          </table:table-cell>
          <table:table-cell table:number-columns-repeated="2"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uerkei</text:p>
          </table:table-cell>
          <table:table-cell office:value-type="string">
            <text:p>Slowake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Russlan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Finnlan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roatien</text:p>
          </table:table-cell>
          <table:table-cell office:value-type="string">
            <text:p>Schwed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Belg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weiz</text:p>
          </table:table-cell>
          <table:table-cell office:value-type="string">
            <text:p>Argentini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lowenien</text:p>
          </table:table-cell>
          <table:table-cell office:value-type="string">
            <text:p>Schottland</text:p>
          </table:table-cell>
          <table:table-cell table:number-columns-repeated="2"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ordirland</text:p>
          </table:table-cell>
          <table:table-cell office:value-type="string">
            <text:p>Norweg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Costa Ric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Tschech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US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Frankrei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Portugal</text:p>
          </table:table-cell>
          <table:table-cell table:number-columns-repeated="2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Niederland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Venezuel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exiko</text:p>
          </table:table-cell>
          <table:table-cell office:value-type="string">
            <text:p>Kolumb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Lett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Georgien</text:p>
          </table:table-cell>
          <table:table-cell office:value-type="string">
            <text:p>Tuerkei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Russland</text:p>
          </table:table-cell>
          <table:table-cell office:value-type="string">
            <text:p>Uruguay</text:p>
          </table:table-cell>
          <table:table-cell table:number-columns-repeated="2"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roatien</text:p>
          </table:table-cell>
          <table:table-cell office:value-type="string">
            <text:p>Estlan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elgien</text:p>
          </table:table-cell>
          <table:table-cell office:value-type="string">
            <text:p>Montenegro</text:p>
          </table:table-cell>
          <table:table-cell table:number-columns-repeated="2"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Brasili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rland</text:p>
          </table:table-cell>
          <table:table-cell office:value-type="string">
            <text:p>Bosnien-Herzegowi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Slowake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weiz</text:p>
          </table:table-cell>
          <table:table-cell office:value-type="string">
            <text:p>Deutschland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Serb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Mazedon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Bulgari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innland</text:p>
          </table:table-cell>
          <table:table-cell office:value-type="string">
            <text:p>Tuerkei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Israe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Griechenland</text:p>
          </table:table-cell>
          <table:table-cell office:value-type="string">
            <text:p>Slowen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Eng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Schottland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lbanien</text:p>
          </table:table-cell>
          <table:table-cell office:value-type="string">
            <text:p>Ir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Islan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exiko</text:p>
          </table:table-cell>
          <table:table-cell office:value-type="string">
            <text:p>Wal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Estlan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Litauen</text:p>
          </table:table-cell>
          <table:table-cell office:value-type="string">
            <text:p>Russ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ulgarien</text:p>
          </table:table-cell>
          <table:table-cell office:value-type="string">
            <text:p>Tuerke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Suedkore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weden</text:p>
          </table:table-cell>
          <table:table-cell office:value-type="string">
            <text:p>Islan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chweiz</text:p>
          </table:table-cell>
          <table:table-cell office:value-type="string">
            <text:p>Rumaen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Slowakei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Israe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Armenien</text:p>
          </table:table-cell>
          <table:table-cell office:value-type="string">
            <text:p>Griechen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Serb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Mexiko</text:p>
          </table:table-cell>
          <table:table-cell office:value-type="string">
            <text:p>Bosnien-Herzegowin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Tschechien</text:p>
          </table:table-cell>
          <table:table-cell office:value-type="string">
            <text:p>Ungar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Ukrai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Italien</text:p>
          </table:table-cell>
          <table:table-cell office:value-type="string">
            <text:p>Russlan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Daenemark</text:p>
          </table:table-cell>
          <table:table-cell office:value-type="string">
            <text:p>Austral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len</text:p>
          </table:table-cell>
          <table:table-cell office:value-type="string">
            <text:p>Andorr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Belg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orwegen</text:p>
          </table:table-cell>
          <table:table-cell office:value-type="string">
            <text:p>Kroatien</text:p>
          </table:table-cell>
          <table:table-cell table:number-columns-repeated="2"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Niederlande</text:p>
          </table:table-cell>
          <table:table-cell office:value-type="string">
            <text:p>Nordirlan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Tuerkei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Brasilien</text:p>
          </table:table-cell>
          <table:table-cell office:value-type="string">
            <text:p>Mexik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Spanien</text:p>
          </table:table-cell>
          <table:table-cell office:value-type="string">
            <text:p>Chi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USA</text:p>
          </table:table-cell>
          <table:table-cell table:number-columns-repeated="2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ngarn</text:p>
          </table:table-cell>
          <table:table-cell office:value-type="string">
            <text:p>Ir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Tuerke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Oesterreich</text:p>
          </table:table-cell>
          <table:table-cell office:value-type="string">
            <text:p>Rumaenien</text:p>
          </table:table-cell>
          <table:table-cell table:number-columns-repeated="2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  <table:table-row table:style-name="ro1">
          <table:table-cell office:value-type="string">
            <text:p>Frankreich</text:p>
          </table:table-cell>
          <table:table-cell office:value-type="string">
            <text:p>Estlan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other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1">11/08/2018</text:date>, <text:time>12:2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49S</meta:editing-duration>
    <meta:editing-cycles>3</meta:editing-cycles>
    <meta:generator>OpenOffice/4.1.2$Win32 OpenOffice.org_project/412m3$Build-9782</meta:generator>
    <dc:date>2018-08-11T12:23:23.02</dc:date>
    <meta:document-statistic meta:table-count="3" meta:cell-count="12006" meta:object-count="0"/>
    <meta:user-defined meta:name="Info 1"/>
    <meta:user-defined meta:name="Info 2"/>
    <meta:user-defined meta:name="Info 3"/>
    <meta:user-defined meta:name="Info 4"/>
  </office:meta>
</office:document-meta>
</file>